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.219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2.205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3.059cm"/>
    </style:style>
    <style:style style:name="co8" style:family="table-column">
      <style:table-column-properties fo:break-before="auto" style:column-width="2.868cm"/>
    </style:style>
    <style:style style:name="co9" style:family="table-column">
      <style:table-column-properties fo:break-before="auto" style:column-width="1.914cm"/>
    </style:style>
    <style:style style:name="co10" style:family="table-column">
      <style:table-column-properties fo:break-before="auto" style:column-width="7.135cm"/>
    </style:style>
    <style:style style:name="co11" style:family="table-column">
      <style:table-column-properties fo:break-before="auto" style:column-width="10.511cm"/>
    </style:style>
    <style:style style:name="co2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1.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4.001cm" fo:break-before="auto" style:use-optimal-row-height="true"/>
    </style:style>
    <style:style style:name="ro6" style:family="table-row">
      <style:table-row-properties style:row-height="3.2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1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wrap-option="wrap" fo:border="0.06pt solid #000000"/>
    </style:style>
    <style:style style:name="ce25" style:family="table-cell" style:parent-style-name="Default">
      <style:table-cell-properties fo:wrap-option="wrap"/>
    </style:style>
    <style:style style:name="ce26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formation" table:style-name="ta1">
        <table:table-column table:style-name="co1" table:default-cell-style-name="Default"/>
        <table:table-row table:style-name="ro1">
          <table:table-cell office:value-type="string" calcext:value-type="string">
            <text:p>files are standard Commodore .prg files with load address of $1001 (Commodore 264 series BASIC startup)</text:p>
          </table:table-cell>
        </table:table-row>
        <table:table-row table:style-name="ro1">
          <table:table-cell office:value-type="string" calcext:value-type="string">
            <text:p>for BASIC RUN command they start the standalone player</text:p>
          </table:table-cell>
        </table:table-row>
        <table:table-row table:style-name="ro1">
          <table:table-cell office:value-type="string" calcext:value-type="string">
            <text:p>word type fields are little endian: just like on a Commodore 6502 based computer</text:p>
          </table:table-cell>
        </table:table-row>
        <table:table-row table:style-name="ro1">
          <table:table-cell office:value-type="string" calcext:value-type="string">
            <text:p>text fields are encoded in US PETSCII lower/upper case character set</text:p>
          </table:table-cell>
        </table:table-row>
        <table:table-row table:style-name="ro1">
          <table:table-cell office:value-type="string" calcext:value-type="string">
            <text:p>reserved areas should be filled with zeros to allow backwards compatible changes in the specifications</text:p>
          </table:table-cell>
        </table:table-row>
        <table:table-row table:style-name="ro1">
          <table:table-cell office:value-type="string" calcext:value-type="string">
            <text:p>in flag fields 0 means the flag is off and 1 means on. all not specified bits should be set to 0.</text:p>
          </table:table-cell>
        </table:table-row>
      </table:table>
      <table:table table:name="Fields" table:style-name="ta1">
        <table:table-column table:style-name="co3" table:default-cell-style-name="Default"/>
        <table:table-column table:style-name="co4" table:default-cell-style-name="ce21"/>
        <table:table-column table:style-name="co5" table:default-cell-style-name="ce2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5"/>
        <table:table-column table:style-name="co11" table:default-cell-style-name="ce25"/>
        <table:table-column table:style-name="co2" table:visibility="collapse" table:default-cell-style-name="Default"/>
        <table:table-column table:style-name="co12" table:default-cell-style-name="Default"/>
        <table:table-column table:style-name="co2" table:number-columns-repeated="1013" table:default-cell-style-name="Default"/>
        <table:table-row table:style-name="ro2">
          <table:table-cell table:style-name="ce19" office:value-type="string" calcext:value-type="string">
            <text:p>Offset (decimal)</text:p>
          </table:table-cell>
          <table:table-cell table:style-name="ce19" office:value-type="string" calcext:value-type="string">
            <text:p>Offset (hexadecimal)</text:p>
          </table:table-cell>
          <table:table-cell table:style-name="ce19" office:value-type="string" calcext:value-type="string">
            <text:p>Address when loaded</text:p>
          </table:table-cell>
          <table:table-cell table:style-name="ce22" office:value-type="string" calcext:value-type="string">
            <text:p>Type</text:p>
          </table:table-cell>
          <table:table-cell table:style-name="ce22" office:value-type="string" calcext:value-type="string">
            <text:p>Length (decimal)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Mandatory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Remarks</text:p>
          </table:table-cell>
          <table:table-cell table:style-name="ce26" table:formula="of:=&quot;&lt;table border=&quot;&quot;1&quot;&quot; class=&quot;&quot;fileformat&quot;&quot;&gt;&lt;thead&gt;&lt;tr&gt;&lt;th&gt;&quot;&amp;[.A1]&amp;&quot;&lt;/th&gt;&lt;th&gt;&quot;&amp;[.B1]&amp;&quot;&lt;/th&gt;&lt;th&gt;&quot;&amp;[.D1]&amp;&quot;&lt;/th&gt;&lt;th&gt;&quot;&amp;[.E1]&amp;&quot;&lt;/th&gt;&lt;th&gt;&quot;&amp;[.F1]&amp;&quot;&lt;/th&gt;&lt;th&gt;&quot;&amp;[.G1]&amp;&quot;&lt;/th&gt;&lt;th&gt;&quot;&amp;[.H1]&amp;&quot;&lt;/th&gt;&lt;th&gt;&quot;&amp;[.I1]&amp;&quot;&lt;/th&gt;&lt;/tr&gt;&lt;/thead&gt;&lt;tbody&gt;&quot;" office:value-type="string" office:string-value="&lt;table border=&quot;1&quot; class=&quot;fileformat&quot;&gt;&lt;thead&gt;&lt;tr&gt;&lt;th&gt;Offset (decimal)&lt;/th&gt;&lt;th&gt;Offset (hexadecimal)&lt;/th&gt;&lt;th&gt;Type&lt;/th&gt;&lt;th&gt;Length (decimal)&lt;/th&gt;&lt;th&gt;Name&lt;/th&gt;&lt;th&gt;Mandatory&lt;/th&gt;&lt;th&gt;Value&lt;/th&gt;&lt;th&gt;Remarks&lt;/th&gt;&lt;/tr&gt;&lt;/thead&gt;&lt;tbody&gt;" calcext:value-type="string">
            <text:p>&lt;table border="1" class="fileformat"&gt;&lt;thead&gt;&lt;tr&gt;&lt;th&gt;Offset (decimal)&lt;/th&gt;&lt;th&gt;Offset (hexadecimal)&lt;/th&gt;&lt;th&gt;Type&lt;/th&gt;&lt;th&gt;Length (decimal)&lt;/th&gt;&lt;th&gt;Name&lt;/th&gt;&lt;th&gt;Mandatory&lt;/th&gt;&lt;th&gt;Value&lt;/th&gt;&lt;th&gt;Remarks&lt;/th&gt;&lt;/tr&gt;&lt;/thead&gt;&lt;tbody&gt;</text:p>
          </table:table-cell>
          <table:table-cell table:style-name="ce27" table:formula="of:=&quot;|&quot;&amp;[.A1]&amp;&quot;|&quot;&amp;[.B1]&amp;&quot;|&quot;&amp;[.C1]&amp;&quot;|&quot;&amp;[.D1]&amp;&quot;|&quot;&amp;[.E1]&amp;&quot;|&quot;&amp;[.F1]&amp;&quot;|&quot;&amp;[.G1]&amp;&quot;|&quot;&amp;[.H1]&amp;&quot;|&quot;&amp;[.I1]&amp;&quot;|&quot;" office:value-type="string" office:string-value="|Offset (decimal)|Offset (hexadecimal)|Address when loaded|Type|Length (decimal)|Name|Mandatory|Value|Remarks|" calcext:value-type="string">
            <text:p>|Offset (decimal)|Offset (hexadecimal)|Address when loaded|Type|Length (decimal)|Name|Mandatory|Value|Remarks|</text:p>
          </table:table-cell>
          <table:table-cell table:style-name="ce27" table:number-columns-repeated="1013"/>
        </table:table-row>
        <table:table-row table:style-name="ro1">
          <table:table-cell table:formula="of:=HEX2DEC([.B2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none</text:p>
          </table:table-cell>
          <table:table-cell table:style-name="ce23" office:value-type="string" calcext:value-type="string">
            <text:p>word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loadaddress</text:p>
          </table:table-cell>
          <table:table-cell table:style-name="ce23" office:value-type="string" calcext:value-type="string">
            <text:p>yes</text:p>
          </table:table-cell>
          <table:table-cell table:style-name="ce24" office:value-type="string" calcext:value-type="string">
            <text:p>$1001</text:p>
          </table:table-cell>
          <table:table-cell table:style-name="ce24" office:value-type="string" calcext:value-type="string">
            <text:p>not checked</text:p>
          </table:table-cell>
          <table:table-cell table:style-name="ce26" table:formula="of:=&quot;&lt;tr&gt;&lt;td&gt;&quot;&amp;[.A2]&amp;&quot;&lt;/td&gt;&lt;td&gt;&quot;&amp;[.B2]&amp;&quot;&lt;/td&gt;&lt;td&gt;&quot;&amp;[.D2]&amp;&quot;&lt;/td&gt;&lt;td&gt;&quot;&amp;[.E2]&amp;&quot;&lt;/td&gt;&lt;td&gt;&quot;&amp;[.F2]&amp;&quot;&lt;/td&gt;&lt;td&gt;&quot;&amp;[.G2]&amp;&quot;&lt;/td&gt;&lt;td&gt;&quot;&amp;[.H2]&amp;&quot;&lt;/td&gt;&lt;td&gt;&quot;&amp;[.I2]&amp;&quot;&lt;/td&gt;&lt;/tr&gt;&quot;" office:value-type="string" office:string-value="&lt;tr&gt;&lt;td&gt;0&lt;/td&gt;&lt;td&gt;0&lt;/td&gt;&lt;td&gt;word&lt;/td&gt;&lt;td&gt;2&lt;/td&gt;&lt;td&gt;loadaddress&lt;/td&gt;&lt;td&gt;yes&lt;/td&gt;&lt;td&gt;$1001&lt;/td&gt;&lt;td&gt;not checked&lt;/td&gt;&lt;/tr&gt;" calcext:value-type="string">
            <text:p>&lt;tr&gt;&lt;td&gt;0&lt;/td&gt;&lt;td&gt;0&lt;/td&gt;&lt;td&gt;word&lt;/td&gt;&lt;td&gt;2&lt;/td&gt;&lt;td&gt;loadaddress&lt;/td&gt;&lt;td&gt;yes&lt;/td&gt;&lt;td&gt;$1001&lt;/td&gt;&lt;td&gt;not checked&lt;/td&gt;&lt;/tr&gt;</text:p>
          </table:table-cell>
          <table:table-cell table:style-name="ce26" table:formula="of:=&quot;|&quot;&amp;[.A2]&amp;&quot;|&quot;&amp;[.B2]&amp;&quot;|&quot;&amp;[.C2]&amp;&quot;|&quot;&amp;[.D2]&amp;&quot;|&quot;&amp;[.E2]&amp;&quot;|&quot;&amp;[.F2]&amp;&quot;|&quot;&amp;[.G2]&amp;&quot;|&quot;&amp;[.H2]&amp;&quot;|&quot;&amp;[.I2]&amp;&quot;|&quot;" office:value-type="string" office:string-value="|0|0|none|word|2|loadaddress|yes|$1001|not checked|" calcext:value-type="string">
            <text:p>|0|0|none|word|2|loadaddress|yes|$1001|not checked|</text:p>
          </table:table-cell>
          <table:table-cell table:number-columns-repeated="1013"/>
        </table:table-row>
        <table:table-row table:style-name="ro1">
          <table:table-cell table:formula="of:=HEX2DEC([.B3])" office:value-type="float" office:value="2" calcext:value-type="float">
            <text:p>2</text:p>
          </table:table-cell>
          <table:table-cell table:style-name="ce20" table:formula="of:=DEC2HEX(HEX2DEC([.B2])+[.E2])" office:value-type="string" office:string-value="2" calcext:value-type="string">
            <text:p>2</text:p>
          </table:table-cell>
          <table:table-cell table:style-name="ce20" table:formula="of:=[.H2]" office:value-type="string" office:string-value="$1001" calcext:value-type="string">
            <text:p>$1001</text:p>
          </table:table-cell>
          <table:table-cell table:style-name="ce23" office:value-type="string" calcext:value-type="string">
            <text:p>word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basicnextline</text:p>
          </table:table-cell>
          <table:table-cell table:style-name="ce23" office:value-type="string" calcext:value-type="string">
            <text:p>yes</text:p>
          </table:table-cell>
          <table:table-cell table:style-name="ce24" office:value-type="string" calcext:value-type="string">
            <text:p>$100b</text:p>
          </table:table-cell>
          <table:table-cell table:style-name="ce24" office:value-type="string" calcext:value-type="string">
            <text:p>not checked</text:p>
          </table:table-cell>
          <table:table-cell table:style-name="ce26" table:formula="of:=&quot;&lt;tr&gt;&lt;td&gt;&quot;&amp;[.A3]&amp;&quot;&lt;/td&gt;&lt;td&gt;&quot;&amp;[.B3]&amp;&quot;&lt;/td&gt;&lt;td&gt;&quot;&amp;[.D3]&amp;&quot;&lt;/td&gt;&lt;td&gt;&quot;&amp;[.E3]&amp;&quot;&lt;/td&gt;&lt;td&gt;&quot;&amp;[.F3]&amp;&quot;&lt;/td&gt;&lt;td&gt;&quot;&amp;[.G3]&amp;&quot;&lt;/td&gt;&lt;td&gt;&quot;&amp;[.H3]&amp;&quot;&lt;/td&gt;&lt;td&gt;&quot;&amp;[.I3]&amp;&quot;&lt;/td&gt;&lt;/tr&gt;&quot;" office:value-type="string" office:string-value="&lt;tr&gt;&lt;td&gt;2&lt;/td&gt;&lt;td&gt;2&lt;/td&gt;&lt;td&gt;word&lt;/td&gt;&lt;td&gt;2&lt;/td&gt;&lt;td&gt;basicnextline&lt;/td&gt;&lt;td&gt;yes&lt;/td&gt;&lt;td&gt;$100b&lt;/td&gt;&lt;td&gt;not checked&lt;/td&gt;&lt;/tr&gt;" calcext:value-type="string">
            <text:p>&lt;tr&gt;&lt;td&gt;2&lt;/td&gt;&lt;td&gt;2&lt;/td&gt;&lt;td&gt;word&lt;/td&gt;&lt;td&gt;2&lt;/td&gt;&lt;td&gt;basicnextline&lt;/td&gt;&lt;td&gt;yes&lt;/td&gt;&lt;td&gt;$100b&lt;/td&gt;&lt;td&gt;not checked&lt;/td&gt;&lt;/tr&gt;</text:p>
          </table:table-cell>
          <table:table-cell table:style-name="ce26" table:formula="of:=&quot;|&quot;&amp;[.A3]&amp;&quot;|&quot;&amp;[.B3]&amp;&quot;|&quot;&amp;[.C3]&amp;&quot;|&quot;&amp;[.D3]&amp;&quot;|&quot;&amp;[.E3]&amp;&quot;|&quot;&amp;[.F3]&amp;&quot;|&quot;&amp;[.G3]&amp;&quot;|&quot;&amp;[.H3]&amp;&quot;|&quot;&amp;[.I3]&amp;&quot;|&quot;" office:value-type="string" office:string-value="|2|2|$1001|word|2|basicnextline|yes|$100b|not checked|" calcext:value-type="string">
            <text:p>|2|2|$1001|word|2|basicnextline|yes|$100b|not checked|</text:p>
          </table:table-cell>
          <table:table-cell table:number-columns-repeated="1013"/>
        </table:table-row>
        <table:table-row table:style-name="ro1">
          <table:table-cell table:formula="of:=HEX2DEC([.B4])" office:value-type="float" office:value="4" calcext:value-type="float">
            <text:p>4</text:p>
          </table:table-cell>
          <table:table-cell table:style-name="ce20" table:formula="of:=DEC2HEX(HEX2DEC([.B3])+[.E3])" office:value-type="string" office:string-value="4" calcext:value-type="string">
            <text:p>4</text:p>
          </table:table-cell>
          <table:table-cell table:style-name="ce20" table:formula="of:=&quot;$&quot;&amp;DEC2HEX(HEX2DEC(MID([.C3];2;4))+[.E3])" office:value-type="string" office:string-value="$1003" calcext:value-type="string">
            <text:p>$1003</text:p>
          </table:table-cell>
          <table:table-cell table:style-name="ce23" office:value-type="string" calcext:value-type="string">
            <text:p>word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basiclinenumber</text:p>
          </table:table-cell>
          <table:table-cell table:style-name="ce23" office:value-type="string" calcext:value-type="string">
            <text:p>yes</text:p>
          </table:table-cell>
          <table:table-cell table:style-name="ce24" office:value-type="float" office:value="2020" calcext:value-type="float">
            <text:p>2020</text:p>
          </table:table-cell>
          <table:table-cell table:style-name="ce24" office:value-type="string" calcext:value-type="string">
            <text:p>not checked</text:p>
          </table:table-cell>
          <table:table-cell table:style-name="ce26" table:formula="of:=&quot;&lt;tr&gt;&lt;td&gt;&quot;&amp;[.A4]&amp;&quot;&lt;/td&gt;&lt;td&gt;&quot;&amp;[.B4]&amp;&quot;&lt;/td&gt;&lt;td&gt;&quot;&amp;[.D4]&amp;&quot;&lt;/td&gt;&lt;td&gt;&quot;&amp;[.E4]&amp;&quot;&lt;/td&gt;&lt;td&gt;&quot;&amp;[.F4]&amp;&quot;&lt;/td&gt;&lt;td&gt;&quot;&amp;[.G4]&amp;&quot;&lt;/td&gt;&lt;td&gt;&quot;&amp;[.H4]&amp;&quot;&lt;/td&gt;&lt;td&gt;&quot;&amp;[.I4]&amp;&quot;&lt;/td&gt;&lt;/tr&gt;&quot;" office:value-type="string" office:string-value="&lt;tr&gt;&lt;td&gt;4&lt;/td&gt;&lt;td&gt;4&lt;/td&gt;&lt;td&gt;word&lt;/td&gt;&lt;td&gt;2&lt;/td&gt;&lt;td&gt;basiclinenumber&lt;/td&gt;&lt;td&gt;yes&lt;/td&gt;&lt;td&gt;2020&lt;/td&gt;&lt;td&gt;not checked&lt;/td&gt;&lt;/tr&gt;" calcext:value-type="string">
            <text:p>&lt;tr&gt;&lt;td&gt;4&lt;/td&gt;&lt;td&gt;4&lt;/td&gt;&lt;td&gt;word&lt;/td&gt;&lt;td&gt;2&lt;/td&gt;&lt;td&gt;basiclinenumber&lt;/td&gt;&lt;td&gt;yes&lt;/td&gt;&lt;td&gt;2020&lt;/td&gt;&lt;td&gt;not checked&lt;/td&gt;&lt;/tr&gt;</text:p>
          </table:table-cell>
          <table:table-cell table:style-name="ce26" table:formula="of:=&quot;|&quot;&amp;[.A4]&amp;&quot;|&quot;&amp;[.B4]&amp;&quot;|&quot;&amp;[.C4]&amp;&quot;|&quot;&amp;[.D4]&amp;&quot;|&quot;&amp;[.E4]&amp;&quot;|&quot;&amp;[.F4]&amp;&quot;|&quot;&amp;[.G4]&amp;&quot;|&quot;&amp;[.H4]&amp;&quot;|&quot;&amp;[.I4]&amp;&quot;|&quot;" office:value-type="string" office:string-value="|4|4|$1003|word|2|basiclinenumber|yes|2020|not checked|" calcext:value-type="string">
            <text:p>|4|4|$1003|word|2|basiclinenumber|yes|2020|not checked|</text:p>
          </table:table-cell>
          <table:table-cell table:number-columns-repeated="1013"/>
        </table:table-row>
        <table:table-row table:style-name="ro1">
          <table:table-cell table:formula="of:=HEX2DEC([.B5])" office:value-type="float" office:value="6" calcext:value-type="float">
            <text:p>6</text:p>
          </table:table-cell>
          <table:table-cell table:style-name="ce20" table:formula="of:=DEC2HEX(HEX2DEC([.B4])+[.E4])" office:value-type="string" office:string-value="6" calcext:value-type="string">
            <text:p>6</text:p>
          </table:table-cell>
          <table:table-cell table:style-name="ce20" table:formula="of:=&quot;$&quot;&amp;DEC2HEX(HEX2DEC(MID([.C4];2;4))+[.E4])" office:value-type="string" office:string-value="$1005" calcext:value-type="string">
            <text:p>$1005</text:p>
          </table:table-cell>
          <table:table-cell table:style-name="ce23" office:value-type="string" calcext:value-type="string">
            <text:p>byte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basicsys</text:p>
          </table:table-cell>
          <table:table-cell table:style-name="ce23" office:value-type="string" calcext:value-type="string">
            <text:p>yes</text:p>
          </table:table-cell>
          <table:table-cell table:style-name="ce24" office:value-type="string" calcext:value-type="string">
            <text:p>$9e</text:p>
          </table:table-cell>
          <table:table-cell table:style-name="ce24" office:value-type="string" calcext:value-type="string">
            <text:p>not checked</text:p>
          </table:table-cell>
          <table:table-cell table:style-name="ce26" table:formula="of:=&quot;&lt;tr&gt;&lt;td&gt;&quot;&amp;[.A5]&amp;&quot;&lt;/td&gt;&lt;td&gt;&quot;&amp;[.B5]&amp;&quot;&lt;/td&gt;&lt;td&gt;&quot;&amp;[.D5]&amp;&quot;&lt;/td&gt;&lt;td&gt;&quot;&amp;[.E5]&amp;&quot;&lt;/td&gt;&lt;td&gt;&quot;&amp;[.F5]&amp;&quot;&lt;/td&gt;&lt;td&gt;&quot;&amp;[.G5]&amp;&quot;&lt;/td&gt;&lt;td&gt;&quot;&amp;[.H5]&amp;&quot;&lt;/td&gt;&lt;td&gt;&quot;&amp;[.I5]&amp;&quot;&lt;/td&gt;&lt;/tr&gt;&quot;" office:value-type="string" office:string-value="&lt;tr&gt;&lt;td&gt;6&lt;/td&gt;&lt;td&gt;6&lt;/td&gt;&lt;td&gt;byte&lt;/td&gt;&lt;td&gt;1&lt;/td&gt;&lt;td&gt;basicsys&lt;/td&gt;&lt;td&gt;yes&lt;/td&gt;&lt;td&gt;$9e&lt;/td&gt;&lt;td&gt;not checked&lt;/td&gt;&lt;/tr&gt;" calcext:value-type="string">
            <text:p>&lt;tr&gt;&lt;td&gt;6&lt;/td&gt;&lt;td&gt;6&lt;/td&gt;&lt;td&gt;byte&lt;/td&gt;&lt;td&gt;1&lt;/td&gt;&lt;td&gt;basicsys&lt;/td&gt;&lt;td&gt;yes&lt;/td&gt;&lt;td&gt;$9e&lt;/td&gt;&lt;td&gt;not checked&lt;/td&gt;&lt;/tr&gt;</text:p>
          </table:table-cell>
          <table:table-cell table:style-name="ce26" table:formula="of:=&quot;|&quot;&amp;[.A5]&amp;&quot;|&quot;&amp;[.B5]&amp;&quot;|&quot;&amp;[.C5]&amp;&quot;|&quot;&amp;[.D5]&amp;&quot;|&quot;&amp;[.E5]&amp;&quot;|&quot;&amp;[.F5]&amp;&quot;|&quot;&amp;[.G5]&amp;&quot;|&quot;&amp;[.H5]&amp;&quot;|&quot;&amp;[.I5]&amp;&quot;|&quot;" office:value-type="string" office:string-value="|6|6|$1005|byte|1|basicsys|yes|$9e|not checked|" calcext:value-type="string">
            <text:p>|6|6|$1005|byte|1|basicsys|yes|$9e|not checked|</text:p>
          </table:table-cell>
          <table:table-cell table:number-columns-repeated="1013"/>
        </table:table-row>
        <table:table-row table:style-name="ro1">
          <table:table-cell table:formula="of:=HEX2DEC([.B6])" office:value-type="float" office:value="7" calcext:value-type="float">
            <text:p>7</text:p>
          </table:table-cell>
          <table:table-cell table:style-name="ce20" table:formula="of:=DEC2HEX(HEX2DEC([.B5])+[.E5])" office:value-type="string" office:string-value="7" calcext:value-type="string">
            <text:p>7</text:p>
          </table:table-cell>
          <table:table-cell table:style-name="ce20" table:formula="of:=&quot;$&quot;&amp;DEC2HEX(HEX2DEC(MID([.C5];2;4))+[.E5])" office:value-type="string" office:string-value="$1006" calcext:value-type="string">
            <text:p>$1006</text:p>
          </table:table-cell>
          <table:table-cell table:style-name="ce23" office:value-type="string" calcext:value-type="string">
            <text:p>text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basicsysparam</text:p>
          </table:table-cell>
          <table:table-cell table:style-name="ce23" office:value-type="string" calcext:value-type="string">
            <text:p>yes</text:p>
          </table:table-cell>
          <table:table-cell table:style-name="ce24" office:value-type="float" office:value="4352" calcext:value-type="float">
            <text:p>4352</text:p>
          </table:table-cell>
          <table:table-cell table:style-name="ce24" office:value-type="string" calcext:value-type="string">
            <text:p>not checked</text:p>
          </table:table-cell>
          <table:table-cell table:style-name="ce26" table:formula="of:=&quot;&lt;tr&gt;&lt;td&gt;&quot;&amp;[.A6]&amp;&quot;&lt;/td&gt;&lt;td&gt;&quot;&amp;[.B6]&amp;&quot;&lt;/td&gt;&lt;td&gt;&quot;&amp;[.D6]&amp;&quot;&lt;/td&gt;&lt;td&gt;&quot;&amp;[.E6]&amp;&quot;&lt;/td&gt;&lt;td&gt;&quot;&amp;[.F6]&amp;&quot;&lt;/td&gt;&lt;td&gt;&quot;&amp;[.G6]&amp;&quot;&lt;/td&gt;&lt;td&gt;&quot;&amp;[.H6]&amp;&quot;&lt;/td&gt;&lt;td&gt;&quot;&amp;[.I6]&amp;&quot;&lt;/td&gt;&lt;/tr&gt;&quot;" office:value-type="string" office:string-value="&lt;tr&gt;&lt;td&gt;7&lt;/td&gt;&lt;td&gt;7&lt;/td&gt;&lt;td&gt;text&lt;/td&gt;&lt;td&gt;4&lt;/td&gt;&lt;td&gt;basicsysparam&lt;/td&gt;&lt;td&gt;yes&lt;/td&gt;&lt;td&gt;4352&lt;/td&gt;&lt;td&gt;not checked&lt;/td&gt;&lt;/tr&gt;" calcext:value-type="string">
            <text:p>&lt;tr&gt;&lt;td&gt;7&lt;/td&gt;&lt;td&gt;7&lt;/td&gt;&lt;td&gt;text&lt;/td&gt;&lt;td&gt;4&lt;/td&gt;&lt;td&gt;basicsysparam&lt;/td&gt;&lt;td&gt;yes&lt;/td&gt;&lt;td&gt;4352&lt;/td&gt;&lt;td&gt;not checked&lt;/td&gt;&lt;/tr&gt;</text:p>
          </table:table-cell>
          <table:table-cell table:style-name="ce26" table:formula="of:=&quot;|&quot;&amp;[.A6]&amp;&quot;|&quot;&amp;[.B6]&amp;&quot;|&quot;&amp;[.C6]&amp;&quot;|&quot;&amp;[.D6]&amp;&quot;|&quot;&amp;[.E6]&amp;&quot;|&quot;&amp;[.F6]&amp;&quot;|&quot;&amp;[.G6]&amp;&quot;|&quot;&amp;[.H6]&amp;&quot;|&quot;&amp;[.I6]&amp;&quot;|&quot;" office:value-type="string" office:string-value="|7|7|$1006|text|4|basicsysparam|yes|4352|not checked|" calcext:value-type="string">
            <text:p>|7|7|$1006|text|4|basicsysparam|yes|4352|not checked|</text:p>
          </table:table-cell>
          <table:table-cell table:number-columns-repeated="1013"/>
        </table:table-row>
        <table:table-row table:style-name="ro1">
          <table:table-cell table:formula="of:=HEX2DEC([.B7])" office:value-type="float" office:value="11" calcext:value-type="float">
            <text:p>11</text:p>
          </table:table-cell>
          <table:table-cell table:style-name="ce20" table:formula="of:=DEC2HEX(HEX2DEC([.B6])+[.E6])" office:value-type="string" office:string-value="B" calcext:value-type="string">
            <text:p>B</text:p>
          </table:table-cell>
          <table:table-cell table:style-name="ce20" table:formula="of:=&quot;$&quot;&amp;DEC2HEX(HEX2DEC(MID([.C6];2;4))+[.E6])" office:value-type="string" office:string-value="$100A" calcext:value-type="string">
            <text:p>$100A</text:p>
          </table:table-cell>
          <table:table-cell table:style-name="ce23" office:value-type="string" calcext:value-type="string">
            <text:p>byte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basiclineend</text:p>
          </table:table-cell>
          <table:table-cell table:style-name="ce23" office:value-type="string" calcext:value-type="string">
            <text:p>yes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ot checked</text:p>
          </table:table-cell>
          <table:table-cell table:style-name="ce26" table:formula="of:=&quot;&lt;tr&gt;&lt;td&gt;&quot;&amp;[.A7]&amp;&quot;&lt;/td&gt;&lt;td&gt;&quot;&amp;[.B7]&amp;&quot;&lt;/td&gt;&lt;td&gt;&quot;&amp;[.D7]&amp;&quot;&lt;/td&gt;&lt;td&gt;&quot;&amp;[.E7]&amp;&quot;&lt;/td&gt;&lt;td&gt;&quot;&amp;[.F7]&amp;&quot;&lt;/td&gt;&lt;td&gt;&quot;&amp;[.G7]&amp;&quot;&lt;/td&gt;&lt;td&gt;&quot;&amp;[.H7]&amp;&quot;&lt;/td&gt;&lt;td&gt;&quot;&amp;[.I7]&amp;&quot;&lt;/td&gt;&lt;/tr&gt;&quot;" office:value-type="string" office:string-value="&lt;tr&gt;&lt;td&gt;11&lt;/td&gt;&lt;td&gt;B&lt;/td&gt;&lt;td&gt;byte&lt;/td&gt;&lt;td&gt;1&lt;/td&gt;&lt;td&gt;basiclineend&lt;/td&gt;&lt;td&gt;yes&lt;/td&gt;&lt;td&gt;0&lt;/td&gt;&lt;td&gt;not checked&lt;/td&gt;&lt;/tr&gt;" calcext:value-type="string">
            <text:p>&lt;tr&gt;&lt;td&gt;11&lt;/td&gt;&lt;td&gt;B&lt;/td&gt;&lt;td&gt;byte&lt;/td&gt;&lt;td&gt;1&lt;/td&gt;&lt;td&gt;basiclineend&lt;/td&gt;&lt;td&gt;yes&lt;/td&gt;&lt;td&gt;0&lt;/td&gt;&lt;td&gt;not checked&lt;/td&gt;&lt;/tr&gt;</text:p>
          </table:table-cell>
          <table:table-cell table:style-name="ce26" table:formula="of:=&quot;|&quot;&amp;[.A7]&amp;&quot;|&quot;&amp;[.B7]&amp;&quot;|&quot;&amp;[.C7]&amp;&quot;|&quot;&amp;[.D7]&amp;&quot;|&quot;&amp;[.E7]&amp;&quot;|&quot;&amp;[.F7]&amp;&quot;|&quot;&amp;[.G7]&amp;&quot;|&quot;&amp;[.H7]&amp;&quot;|&quot;&amp;[.I7]&amp;&quot;|&quot;" office:value-type="string" office:string-value="|11|B|$100A|byte|1|basiclineend|yes|0|not checked|" calcext:value-type="string">
            <text:p>|11|B|$100A|byte|1|basiclineend|yes|0|not checked|</text:p>
          </table:table-cell>
          <table:table-cell table:number-columns-repeated="1013"/>
        </table:table-row>
        <table:table-row table:style-name="ro1">
          <table:table-cell table:formula="of:=HEX2DEC([.B8])" office:value-type="float" office:value="12" calcext:value-type="float">
            <text:p>12</text:p>
          </table:table-cell>
          <table:table-cell table:style-name="ce20" table:formula="of:=DEC2HEX(HEX2DEC([.B7])+[.E7])" office:value-type="string" office:string-value="C" calcext:value-type="string">
            <text:p>C</text:p>
          </table:table-cell>
          <table:table-cell table:style-name="ce20" table:formula="of:=&quot;$&quot;&amp;DEC2HEX(HEX2DEC(MID([.C7];2;4))+[.E7])" office:value-type="string" office:string-value="$100B" calcext:value-type="string">
            <text:p>$100B</text:p>
          </table:table-cell>
          <table:table-cell table:style-name="ce23" office:value-type="string" calcext:value-type="string">
            <text:p>word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basicend</text:p>
          </table:table-cell>
          <table:table-cell table:style-name="ce23" office:value-type="string" calcext:value-type="string">
            <text:p>yes</text:p>
          </table:table-cell>
          <table:table-cell table:style-name="ce24" office:value-type="string" calcext:value-type="string">
            <text:p>$0000</text:p>
          </table:table-cell>
          <table:table-cell table:style-name="ce24" office:value-type="string" calcext:value-type="string">
            <text:p>not checked</text:p>
          </table:table-cell>
          <table:table-cell table:style-name="ce26" table:formula="of:=&quot;&lt;tr&gt;&lt;td&gt;&quot;&amp;[.A8]&amp;&quot;&lt;/td&gt;&lt;td&gt;&quot;&amp;[.B8]&amp;&quot;&lt;/td&gt;&lt;td&gt;&quot;&amp;[.D8]&amp;&quot;&lt;/td&gt;&lt;td&gt;&quot;&amp;[.E8]&amp;&quot;&lt;/td&gt;&lt;td&gt;&quot;&amp;[.F8]&amp;&quot;&lt;/td&gt;&lt;td&gt;&quot;&amp;[.G8]&amp;&quot;&lt;/td&gt;&lt;td&gt;&quot;&amp;[.H8]&amp;&quot;&lt;/td&gt;&lt;td&gt;&quot;&amp;[.I8]&amp;&quot;&lt;/td&gt;&lt;/tr&gt;&quot;" office:value-type="string" office:string-value="&lt;tr&gt;&lt;td&gt;12&lt;/td&gt;&lt;td&gt;C&lt;/td&gt;&lt;td&gt;word&lt;/td&gt;&lt;td&gt;2&lt;/td&gt;&lt;td&gt;basicend&lt;/td&gt;&lt;td&gt;yes&lt;/td&gt;&lt;td&gt;$0000&lt;/td&gt;&lt;td&gt;not checked&lt;/td&gt;&lt;/tr&gt;" calcext:value-type="string">
            <text:p>&lt;tr&gt;&lt;td&gt;12&lt;/td&gt;&lt;td&gt;C&lt;/td&gt;&lt;td&gt;word&lt;/td&gt;&lt;td&gt;2&lt;/td&gt;&lt;td&gt;basicend&lt;/td&gt;&lt;td&gt;yes&lt;/td&gt;&lt;td&gt;$0000&lt;/td&gt;&lt;td&gt;not checked&lt;/td&gt;&lt;/tr&gt;</text:p>
          </table:table-cell>
          <table:table-cell table:style-name="ce26" table:formula="of:=&quot;|&quot;&amp;[.A8]&amp;&quot;|&quot;&amp;[.B8]&amp;&quot;|&quot;&amp;[.C8]&amp;&quot;|&quot;&amp;[.D8]&amp;&quot;|&quot;&amp;[.E8]&amp;&quot;|&quot;&amp;[.F8]&amp;&quot;|&quot;&amp;[.G8]&amp;&quot;|&quot;&amp;[.H8]&amp;&quot;|&quot;&amp;[.I8]&amp;&quot;|&quot;" office:value-type="string" office:string-value="|12|C|$100B|word|2|basicend|yes|$0000|not checked|" calcext:value-type="string">
            <text:p>|12|C|$100B|word|2|basicend|yes|$0000|not checked|</text:p>
          </table:table-cell>
          <table:table-cell table:number-columns-repeated="1013"/>
        </table:table-row>
        <table:table-row table:style-name="ro1">
          <table:table-cell table:formula="of:=HEX2DEC([.B9])" office:value-type="float" office:value="14" calcext:value-type="float">
            <text:p>14</text:p>
          </table:table-cell>
          <table:table-cell table:style-name="ce20" table:formula="of:=DEC2HEX(HEX2DEC([.B8])+[.E8])" office:value-type="string" office:string-value="E" calcext:value-type="string">
            <text:p>E</text:p>
          </table:table-cell>
          <table:table-cell table:style-name="ce20" table:formula="of:=&quot;$&quot;&amp;DEC2HEX(HEX2DEC(MID([.C8];2;4))+[.E8])" office:value-type="string" office:string-value="$100D" calcext:value-type="string">
            <text:p>$100D</text:p>
          </table:table-cell>
          <table:table-cell table:style-name="ce23" office:value-type="string" calcext:value-type="string">
            <text:p>byte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string" calcext:value-type="string">
            <text:p>yes</text:p>
          </table:table-cell>
          <table:table-cell table:style-name="ce24"/>
          <table:table-cell table:style-name="ce24" office:value-type="string" calcext:value-type="string">
            <text:p>filler</text:p>
          </table:table-cell>
          <table:table-cell table:style-name="ce26" table:formula="of:=&quot;&lt;tr&gt;&lt;td&gt;&quot;&amp;[.A9]&amp;&quot;&lt;/td&gt;&lt;td&gt;&quot;&amp;[.B9]&amp;&quot;&lt;/td&gt;&lt;td&gt;&quot;&amp;[.D9]&amp;&quot;&lt;/td&gt;&lt;td&gt;&quot;&amp;[.E9]&amp;&quot;&lt;/td&gt;&lt;td&gt;&quot;&amp;[.F9]&amp;&quot;&lt;/td&gt;&lt;td&gt;&quot;&amp;[.G9]&amp;&quot;&lt;/td&gt;&lt;td&gt;&quot;&amp;[.H9]&amp;&quot;&lt;/td&gt;&lt;td&gt;&quot;&amp;[.I9]&amp;&quot;&lt;/td&gt;&lt;/tr&gt;&quot;" office:value-type="string" office:string-value="&lt;tr&gt;&lt;td&gt;14&lt;/td&gt;&lt;td&gt;E&lt;/td&gt;&lt;td&gt;byte&lt;/td&gt;&lt;td&gt;3&lt;/td&gt;&lt;td&gt;&lt;/td&gt;&lt;td&gt;yes&lt;/td&gt;&lt;td&gt;&lt;/td&gt;&lt;td&gt;filler&lt;/td&gt;&lt;/tr&gt;" calcext:value-type="string">
            <text:p>&lt;tr&gt;&lt;td&gt;14&lt;/td&gt;&lt;td&gt;E&lt;/td&gt;&lt;td&gt;byte&lt;/td&gt;&lt;td&gt;3&lt;/td&gt;&lt;td&gt;&lt;/td&gt;&lt;td&gt;yes&lt;/td&gt;&lt;td&gt;&lt;/td&gt;&lt;td&gt;filler&lt;/td&gt;&lt;/tr&gt;</text:p>
          </table:table-cell>
          <table:table-cell table:style-name="ce26" table:formula="of:=&quot;|&quot;&amp;[.A9]&amp;&quot;|&quot;&amp;[.B9]&amp;&quot;|&quot;&amp;[.C9]&amp;&quot;|&quot;&amp;[.D9]&amp;&quot;|&quot;&amp;[.E9]&amp;&quot;|&quot;&amp;[.F9]&amp;&quot;|&quot;&amp;[.G9]&amp;&quot;|&quot;&amp;[.H9]&amp;&quot;|&quot;&amp;[.I9]&amp;&quot;|&quot;" office:value-type="string" office:string-value="|14|E|$100D|byte|3||yes||filler|" calcext:value-type="string">
            <text:p>|14|E|$100D|byte|3||yes||filler|</text:p>
          </table:table-cell>
          <table:table-cell table:number-columns-repeated="1013"/>
        </table:table-row>
        <table:table-row table:style-name="ro1">
          <table:table-cell table:formula="of:=HEX2DEC([.B10])" office:value-type="float" office:value="17" calcext:value-type="float">
            <text:p>17</text:p>
          </table:table-cell>
          <table:table-cell table:style-name="ce20" table:formula="of:=DEC2HEX(HEX2DEC([.B9])+[.E9])" office:value-type="string" office:string-value="11" calcext:value-type="string">
            <text:p>11</text:p>
          </table:table-cell>
          <table:table-cell table:style-name="ce20" table:formula="of:=&quot;$&quot;&amp;DEC2HEX(HEX2DEC(MID([.C9];2;4))+[.E9])" office:value-type="string" office:string-value="$1010" calcext:value-type="string">
            <text:p>$1010</text:p>
          </table:table-cell>
          <table:table-cell table:style-name="ce23" office:value-type="string" calcext:value-type="string">
            <text:p>text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signature</text:p>
          </table:table-cell>
          <table:table-cell table:style-name="ce23" office:value-type="string" calcext:value-type="string">
            <text:p>yes</text:p>
          </table:table-cell>
          <table:table-cell table:style-name="ce24" office:value-type="string" calcext:value-type="string">
            <text:p>$54 $45 $44 $4d $55 $53 $49 $43</text:p>
          </table:table-cell>
          <table:table-cell table:style-name="ce24" office:value-type="string" calcext:value-type="string">
            <text:p>„tedmusic”</text:p>
          </table:table-cell>
          <table:table-cell table:style-name="ce26" table:formula="of:=&quot;&lt;tr&gt;&lt;td&gt;&quot;&amp;[.A10]&amp;&quot;&lt;/td&gt;&lt;td&gt;&quot;&amp;[.B10]&amp;&quot;&lt;/td&gt;&lt;td&gt;&quot;&amp;[.D10]&amp;&quot;&lt;/td&gt;&lt;td&gt;&quot;&amp;[.E10]&amp;&quot;&lt;/td&gt;&lt;td&gt;&quot;&amp;[.F10]&amp;&quot;&lt;/td&gt;&lt;td&gt;&quot;&amp;[.G10]&amp;&quot;&lt;/td&gt;&lt;td&gt;&quot;&amp;[.H10]&amp;&quot;&lt;/td&gt;&lt;td&gt;&quot;&amp;[.I10]&amp;&quot;&lt;/td&gt;&lt;/tr&gt;&quot;" office:value-type="string" office:string-value="&lt;tr&gt;&lt;td&gt;17&lt;/td&gt;&lt;td&gt;11&lt;/td&gt;&lt;td&gt;text&lt;/td&gt;&lt;td&gt;8&lt;/td&gt;&lt;td&gt;signature&lt;/td&gt;&lt;td&gt;yes&lt;/td&gt;&lt;td&gt;$54 $45 $44 $4d $55 $53 $49 $43&lt;/td&gt;&lt;td&gt;„tedmusic”&lt;/td&gt;&lt;/tr&gt;" calcext:value-type="string">
            <text:p>&lt;tr&gt;&lt;td&gt;17&lt;/td&gt;&lt;td&gt;11&lt;/td&gt;&lt;td&gt;text&lt;/td&gt;&lt;td&gt;8&lt;/td&gt;&lt;td&gt;signature&lt;/td&gt;&lt;td&gt;yes&lt;/td&gt;&lt;td&gt;$54 $45 $44 $4d $55 $53 $49 $43&lt;/td&gt;&lt;td&gt;„tedmusic”&lt;/td&gt;&lt;/tr&gt;</text:p>
          </table:table-cell>
          <table:table-cell table:style-name="ce26" table:formula="of:=&quot;|&quot;&amp;[.A10]&amp;&quot;|&quot;&amp;[.B10]&amp;&quot;|&quot;&amp;[.C10]&amp;&quot;|&quot;&amp;[.D10]&amp;&quot;|&quot;&amp;[.E10]&amp;&quot;|&quot;&amp;[.F10]&amp;&quot;|&quot;&amp;[.G10]&amp;&quot;|&quot;&amp;[.H10]&amp;&quot;|&quot;&amp;[.I10]&amp;&quot;|&quot;" office:value-type="string" office:string-value="|17|11|$1010|text|8|signature|yes|$54 $45 $44 $4d $55 $53 $49 $43|„tedmusic”|" calcext:value-type="string">
            <text:p>|17|11|$1010|text|8|signature|yes|$54 $45 $44 $4d $55 $53 $49 $43|„tedmusic”|</text:p>
          </table:table-cell>
          <table:table-cell table:number-columns-repeated="1013"/>
        </table:table-row>
        <table:table-row table:style-name="ro1">
          <table:table-cell table:formula="of:=HEX2DEC([.B11])" office:value-type="float" office:value="25" calcext:value-type="float">
            <text:p>25</text:p>
          </table:table-cell>
          <table:table-cell table:style-name="ce20" table:formula="of:=DEC2HEX(HEX2DEC([.B10])+[.E10])" office:value-type="string" office:string-value="19" calcext:value-type="string">
            <text:p>19</text:p>
          </table:table-cell>
          <table:table-cell table:style-name="ce20" table:formula="of:=&quot;$&quot;&amp;DEC2HEX(HEX2DEC(MID([.C10];2;4))+[.E10])" office:value-type="string" office:string-value="$1018" calcext:value-type="string">
            <text:p>$1018</text:p>
          </table:table-cell>
          <table:table-cell table:style-name="ce23" office:value-type="string" calcext:value-type="string">
            <text:p>byte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yes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0: Preliminary specification version</text:p>
          </table:table-cell>
          <table:table-cell table:style-name="ce26" table:formula="of:=&quot;&lt;tr&gt;&lt;td&gt;&quot;&amp;[.A11]&amp;&quot;&lt;/td&gt;&lt;td&gt;&quot;&amp;[.B11]&amp;&quot;&lt;/td&gt;&lt;td&gt;&quot;&amp;[.D11]&amp;&quot;&lt;/td&gt;&lt;td&gt;&quot;&amp;[.E11]&amp;&quot;&lt;/td&gt;&lt;td&gt;&quot;&amp;[.F11]&amp;&quot;&lt;/td&gt;&lt;td&gt;&quot;&amp;[.G11]&amp;&quot;&lt;/td&gt;&lt;td&gt;&quot;&amp;[.H11]&amp;&quot;&lt;/td&gt;&lt;td&gt;&quot;&amp;[.I11]&amp;&quot;&lt;/td&gt;&lt;/tr&gt;&quot;" office:value-type="string" office:string-value="&lt;tr&gt;&lt;td&gt;25&lt;/td&gt;&lt;td&gt;19&lt;/td&gt;&lt;td&gt;byte&lt;/td&gt;&lt;td&gt;1&lt;/td&gt;&lt;td&gt;version&lt;/td&gt;&lt;td&gt;yes&lt;/td&gt;&lt;td&gt;0&lt;/td&gt;&lt;td&gt;0: Preliminary specification version&lt;/td&gt;&lt;/tr&gt;" calcext:value-type="string">
            <text:p>&lt;tr&gt;&lt;td&gt;25&lt;/td&gt;&lt;td&gt;19&lt;/td&gt;&lt;td&gt;byte&lt;/td&gt;&lt;td&gt;1&lt;/td&gt;&lt;td&gt;version&lt;/td&gt;&lt;td&gt;yes&lt;/td&gt;&lt;td&gt;0&lt;/td&gt;&lt;td&gt;0: Preliminary specification version&lt;/td&gt;&lt;/tr&gt;</text:p>
          </table:table-cell>
          <table:table-cell table:style-name="ce26" table:formula="of:=&quot;|&quot;&amp;[.A11]&amp;&quot;|&quot;&amp;[.B11]&amp;&quot;|&quot;&amp;[.C11]&amp;&quot;|&quot;&amp;[.D11]&amp;&quot;|&quot;&amp;[.E11]&amp;&quot;|&quot;&amp;[.F11]&amp;&quot;|&quot;&amp;[.G11]&amp;&quot;|&quot;&amp;[.H11]&amp;&quot;|&quot;&amp;[.I11]&amp;&quot;|&quot;" office:value-type="string" office:string-value="|25|19|$1018|byte|1|version|yes|0|0: Preliminary specification version|" calcext:value-type="string">
            <text:p>|25|19|$1018|byte|1|version|yes|0|0: Preliminary specification version|</text:p>
          </table:table-cell>
          <table:table-cell table:number-columns-repeated="1013"/>
        </table:table-row>
        <table:table-row table:style-name="ro2">
          <table:table-cell table:formula="of:=HEX2DEC([.B12])" office:value-type="float" office:value="26" calcext:value-type="float">
            <text:p>26</text:p>
          </table:table-cell>
          <table:table-cell table:style-name="ce20" table:formula="of:=DEC2HEX(HEX2DEC([.B11])+[.E11])" office:value-type="string" office:string-value="1A" calcext:value-type="string">
            <text:p>1A</text:p>
          </table:table-cell>
          <table:table-cell table:style-name="ce20" table:formula="of:=&quot;$&quot;&amp;DEC2HEX(HEX2DEC(MID([.C11];2;4))+[.E11])" office:value-type="string" office:string-value="$1019" calcext:value-type="string">
            <text:p>$1019</text:p>
          </table:table-cell>
          <table:table-cell table:style-name="ce23" office:value-type="string" calcext:value-type="string">
            <text:p>word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dataoffset</text:p>
          </table:table-cell>
          <table:table-cell table:style-name="ce23" office:value-type="string" calcext:value-type="string">
            <text:p>yes</text:p>
          </table:table-cell>
          <table:table-cell table:style-name="ce24"/>
          <table:table-cell table:style-name="ce24" office:value-type="string" calcext:value-type="string">
            <text:p>The offset where song data starts from the beginning of the file (load address included)</text:p>
          </table:table-cell>
          <table:table-cell table:style-name="ce26" table:formula="of:=&quot;&lt;tr&gt;&lt;td&gt;&quot;&amp;[.A12]&amp;&quot;&lt;/td&gt;&lt;td&gt;&quot;&amp;[.B12]&amp;&quot;&lt;/td&gt;&lt;td&gt;&quot;&amp;[.D12]&amp;&quot;&lt;/td&gt;&lt;td&gt;&quot;&amp;[.E12]&amp;&quot;&lt;/td&gt;&lt;td&gt;&quot;&amp;[.F12]&amp;&quot;&lt;/td&gt;&lt;td&gt;&quot;&amp;[.G12]&amp;&quot;&lt;/td&gt;&lt;td&gt;&quot;&amp;[.H12]&amp;&quot;&lt;/td&gt;&lt;td&gt;&quot;&amp;[.I12]&amp;&quot;&lt;/td&gt;&lt;/tr&gt;&quot;" office:value-type="string" office:string-value="&lt;tr&gt;&lt;td&gt;26&lt;/td&gt;&lt;td&gt;1A&lt;/td&gt;&lt;td&gt;word&lt;/td&gt;&lt;td&gt;2&lt;/td&gt;&lt;td&gt;dataoffset&lt;/td&gt;&lt;td&gt;yes&lt;/td&gt;&lt;td&gt;&lt;/td&gt;&lt;td&gt;The offset where song data starts from the beginning of the file (load address included)&lt;/td&gt;&lt;/tr&gt;" calcext:value-type="string">
            <text:p>&lt;tr&gt;&lt;td&gt;26&lt;/td&gt;&lt;td&gt;1A&lt;/td&gt;&lt;td&gt;word&lt;/td&gt;&lt;td&gt;2&lt;/td&gt;&lt;td&gt;dataoffset&lt;/td&gt;&lt;td&gt;yes&lt;/td&gt;&lt;td&gt;&lt;/td&gt;&lt;td&gt;The offset where song data starts from the beginning of the file (load address included)&lt;/td&gt;&lt;/tr&gt;</text:p>
          </table:table-cell>
          <table:table-cell table:style-name="ce26" table:formula="of:=&quot;|&quot;&amp;[.A12]&amp;&quot;|&quot;&amp;[.B12]&amp;&quot;|&quot;&amp;[.C12]&amp;&quot;|&quot;&amp;[.D12]&amp;&quot;|&quot;&amp;[.E12]&amp;&quot;|&quot;&amp;[.F12]&amp;&quot;|&quot;&amp;[.G12]&amp;&quot;|&quot;&amp;[.H12]&amp;&quot;|&quot;&amp;[.I12]&amp;&quot;|&quot;" office:value-type="string" office:string-value="|26|1A|$1019|word|2|dataoffset|yes||The offset where song data starts from the beginning of the file (load address included)|" calcext:value-type="string">
            <text:p>|26|1A|$1019|word|2|dataoffset|yes||The offset where song data starts from the beginning of the file (load address included)|</text:p>
          </table:table-cell>
          <table:table-cell table:number-columns-repeated="1013"/>
        </table:table-row>
        <table:table-row table:style-name="ro7">
          <table:table-cell table:formula="of:=HEX2DEC([.B13])" office:value-type="float" office:value="28" calcext:value-type="float">
            <text:p>28</text:p>
          </table:table-cell>
          <table:table-cell table:style-name="ce20" table:formula="of:=DEC2HEX(HEX2DEC([.B12])+[.E12])" office:value-type="string" office:string-value="1C" calcext:value-type="string">
            <text:p>1C</text:p>
          </table:table-cell>
          <table:table-cell table:style-name="ce20" table:formula="of:=&quot;$&quot;&amp;DEC2HEX(HEX2DEC(MID([.C12];2;4))+[.E12])" office:value-type="string" office:string-value="$101B" calcext:value-type="string">
            <text:p>$101B</text:p>
          </table:table-cell>
          <table:table-cell table:style-name="ce23" office:value-type="string" calcext:value-type="string">
            <text:p>word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dataaddress</text:p>
          </table:table-cell>
          <table:table-cell table:style-name="ce23" office:value-type="string" calcext:value-type="string">
            <text:p>yes</text:p>
          </table:table-cell>
          <table:table-cell table:style-name="ce24"/>
          <table:table-cell table:style-name="ce24" office:value-type="string" calcext:value-type="string">
            <text:p>This is the memory address where the real music data should be loaded (in case of BASIC load this is the address where the music should be relocated to)</text:p>
          </table:table-cell>
          <table:table-cell table:style-name="ce26" table:formula="of:=&quot;&lt;tr&gt;&lt;td&gt;&quot;&amp;[.A13]&amp;&quot;&lt;/td&gt;&lt;td&gt;&quot;&amp;[.B13]&amp;&quot;&lt;/td&gt;&lt;td&gt;&quot;&amp;[.D13]&amp;&quot;&lt;/td&gt;&lt;td&gt;&quot;&amp;[.E13]&amp;&quot;&lt;/td&gt;&lt;td&gt;&quot;&amp;[.F13]&amp;&quot;&lt;/td&gt;&lt;td&gt;&quot;&amp;[.G13]&amp;&quot;&lt;/td&gt;&lt;td&gt;&quot;&amp;[.H13]&amp;&quot;&lt;/td&gt;&lt;td&gt;&quot;&amp;[.I13]&amp;&quot;&lt;/td&gt;&lt;/tr&gt;&quot;" office:value-type="string" office:string-value="&lt;tr&gt;&lt;td&gt;28&lt;/td&gt;&lt;td&gt;1C&lt;/td&gt;&lt;td&gt;word&lt;/td&gt;&lt;td&gt;2&lt;/td&gt;&lt;td&gt;dataaddress&lt;/td&gt;&lt;td&gt;yes&lt;/td&gt;&lt;td&gt;&lt;/td&gt;&lt;td&gt;This is the memory address where the real music data should be loaded (in case of BASIC load this is the address where the music should be relocated to)&lt;/td&gt;&lt;/tr&gt;" calcext:value-type="string">
            <text:p>&lt;tr&gt;&lt;td&gt;28&lt;/td&gt;&lt;td&gt;1C&lt;/td&gt;&lt;td&gt;word&lt;/td&gt;&lt;td&gt;2&lt;/td&gt;&lt;td&gt;dataaddress&lt;/td&gt;&lt;td&gt;yes&lt;/td&gt;&lt;td&gt;&lt;/td&gt;&lt;td&gt;This is the memory address where the real music data should be loaded (in case of BASIC load this is the address where the music should be relocated to)&lt;/td&gt;&lt;/tr&gt;</text:p>
          </table:table-cell>
          <table:table-cell table:style-name="ce26" table:formula="of:=&quot;|&quot;&amp;[.A13]&amp;&quot;|&quot;&amp;[.B13]&amp;&quot;|&quot;&amp;[.C13]&amp;&quot;|&quot;&amp;[.D13]&amp;&quot;|&quot;&amp;[.E13]&amp;&quot;|&quot;&amp;[.F13]&amp;&quot;|&quot;&amp;[.G13]&amp;&quot;|&quot;&amp;[.H13]&amp;&quot;|&quot;&amp;[.I13]&amp;&quot;|&quot;" office:value-type="string" office:string-value="|28|1C|$101B|word|2|dataaddress|yes||This is the memory address where the real music data should be loaded (in case of BASIC load this is the address where the music should be relocated to)|" calcext:value-type="string">
            <text:p>|28|1C|$101B|word|2|dataaddress|yes||This is the memory address where the real music data should be loaded (in case of BASIC load this is the address where the music should be relocated to)|</text:p>
          </table:table-cell>
          <table:table-cell table:number-columns-repeated="1013"/>
        </table:table-row>
        <table:table-row table:style-name="ro4">
          <table:table-cell table:formula="of:=HEX2DEC([.B14])" office:value-type="float" office:value="30" calcext:value-type="float">
            <text:p>30</text:p>
          </table:table-cell>
          <table:table-cell table:style-name="ce20" table:formula="of:=DEC2HEX(HEX2DEC([.B13])+[.E13])" office:value-type="string" office:string-value="1E" calcext:value-type="string">
            <text:p>1E</text:p>
          </table:table-cell>
          <table:table-cell table:style-name="ce20" table:formula="of:=&quot;$&quot;&amp;DEC2HEX(HEX2DEC(MID([.C13];2;4))+[.E13])" office:value-type="string" office:string-value="$101D" calcext:value-type="string">
            <text:p>$101D</text:p>
          </table:table-cell>
          <table:table-cell table:style-name="ce23" office:value-type="string" calcext:value-type="string">
            <text:p>word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initaddress</text:p>
          </table:table-cell>
          <table:table-cell table:style-name="ce23" office:value-type="string" calcext:value-type="string">
            <text:p>yes</text:p>
          </table:table-cell>
          <table:table-cell table:style-name="ce24"/>
          <table:table-cell table:style-name="ce24" office:value-type="string" calcext:value-type="string">
            <text:p>The address of the routine which can be called to start a song. The number of the song is passed in register A.</text:p>
            <text:p>The init must not change interrupt enable ($ff0a) register and interrupt vectors (neither $0314 nor $fffe)</text:p>
          </table:table-cell>
          <table:table-cell table:style-name="ce26" table:formula="of:=&quot;&lt;tr&gt;&lt;td&gt;&quot;&amp;[.A14]&amp;&quot;&lt;/td&gt;&lt;td&gt;&quot;&amp;[.B14]&amp;&quot;&lt;/td&gt;&lt;td&gt;&quot;&amp;[.D14]&amp;&quot;&lt;/td&gt;&lt;td&gt;&quot;&amp;[.E14]&amp;&quot;&lt;/td&gt;&lt;td&gt;&quot;&amp;[.F14]&amp;&quot;&lt;/td&gt;&lt;td&gt;&quot;&amp;[.G14]&amp;&quot;&lt;/td&gt;&lt;td&gt;&quot;&amp;[.H14]&amp;&quot;&lt;/td&gt;&lt;td&gt;&quot;&amp;[.I14]&amp;&quot;&lt;/td&gt;&lt;/tr&gt;&quot;" office:value-type="string" office:string-value="&lt;tr&gt;&lt;td&gt;30&lt;/td&gt;&lt;td&gt;1E&lt;/td&gt;&lt;td&gt;word&lt;/td&gt;&lt;td&gt;2&lt;/td&gt;&lt;td&gt;initaddress&lt;/td&gt;&lt;td&gt;yes&lt;/td&gt;&lt;td&gt;&lt;/td&gt;&lt;td&gt;The address of the routine which can be called to start a song. The number of the song is passed in register A.&#10;The init must not change interrupt enable ($ff0a) register and interrupt vectors (neither $0314 nor $fffe)&lt;/td&gt;&lt;/tr&gt;" calcext:value-type="string">
            <text:p>&lt;tr&gt;&lt;td&gt;30&lt;/td&gt;&lt;td&gt;1E&lt;/td&gt;&lt;td&gt;word&lt;/td&gt;&lt;td&gt;2&lt;/td&gt;&lt;td&gt;initaddress&lt;/td&gt;&lt;td&gt;yes&lt;/td&gt;&lt;td&gt;&lt;/td&gt;&lt;td&gt;The address of the routine which can be called to start a song. The number of the song is passed in register A.</text:p>
            <text:p>The init must not change interrupt enable ($ff0a) register and interrupt vectors (neither $0314 nor $fffe)&lt;/td&gt;&lt;/tr&gt;</text:p>
          </table:table-cell>
          <table:table-cell table:style-name="ce26" table:formula="of:=&quot;|&quot;&amp;[.A14]&amp;&quot;|&quot;&amp;[.B14]&amp;&quot;|&quot;&amp;[.C14]&amp;&quot;|&quot;&amp;[.D14]&amp;&quot;|&quot;&amp;[.E14]&amp;&quot;|&quot;&amp;[.F14]&amp;&quot;|&quot;&amp;[.G14]&amp;&quot;|&quot;&amp;[.H14]&amp;&quot;|&quot;&amp;[.I14]&amp;&quot;|&quot;" office:value-type="string" office:string-value="|30|1E|$101D|word|2|initaddress|yes||The address of the routine which can be called to start a song. The number of the song is passed in register A.&#10;The init must not change interrupt enable ($ff0a) register and interrupt vectors (neither $0314 nor $fffe)|" calcext:value-type="string">
            <text:p>|30|1E|$101D|word|2|initaddress|yes||The address of the routine which can be called to start a song. The number of the song is passed in register A.</text:p>
            <text:p>The init must not change interrupt enable ($ff0a) register and interrupt vectors (neither $0314 nor $fffe)|</text:p>
          </table:table-cell>
          <table:table-cell table:number-columns-repeated="1013"/>
        </table:table-row>
        <table:table-row table:style-name="ro7">
          <table:table-cell table:formula="of:=HEX2DEC([.B15])" office:value-type="float" office:value="32" calcext:value-type="float">
            <text:p>32</text:p>
          </table:table-cell>
          <table:table-cell table:style-name="ce20" table:formula="of:=DEC2HEX(HEX2DEC([.B14])+[.E14])" office:value-type="string" office:string-value="20" calcext:value-type="string">
            <text:p>20</text:p>
          </table:table-cell>
          <table:table-cell table:style-name="ce20" table:formula="of:=&quot;$&quot;&amp;DEC2HEX(HEX2DEC(MID([.C14];2;4))+[.E14])" office:value-type="string" office:string-value="$101F" calcext:value-type="string">
            <text:p>$101F</text:p>
          </table:table-cell>
          <table:table-cell table:style-name="ce23" office:value-type="string" calcext:value-type="string">
            <text:p>word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playaddress</text:p>
          </table:table-cell>
          <table:table-cell table:style-name="ce23" office:value-type="string" calcext:value-type="string">
            <text:p>yes</text:p>
          </table:table-cell>
          <table:table-cell table:style-name="ce24"/>
          <table:table-cell table:style-name="ce24" office:value-type="string" calcext:value-type="string">
            <text:p>The address of the routine which can be called to play the song. CPU I flag should not be manipulated and interrupt request ($ff09) must not be acknowledged</text:p>
          </table:table-cell>
          <table:table-cell table:style-name="ce26" table:formula="of:=&quot;&lt;tr&gt;&lt;td&gt;&quot;&amp;[.A15]&amp;&quot;&lt;/td&gt;&lt;td&gt;&quot;&amp;[.B15]&amp;&quot;&lt;/td&gt;&lt;td&gt;&quot;&amp;[.D15]&amp;&quot;&lt;/td&gt;&lt;td&gt;&quot;&amp;[.E15]&amp;&quot;&lt;/td&gt;&lt;td&gt;&quot;&amp;[.F15]&amp;&quot;&lt;/td&gt;&lt;td&gt;&quot;&amp;[.G15]&amp;&quot;&lt;/td&gt;&lt;td&gt;&quot;&amp;[.H15]&amp;&quot;&lt;/td&gt;&lt;td&gt;&quot;&amp;[.I15]&amp;&quot;&lt;/td&gt;&lt;/tr&gt;&quot;" office:value-type="string" office:string-value="&lt;tr&gt;&lt;td&gt;32&lt;/td&gt;&lt;td&gt;20&lt;/td&gt;&lt;td&gt;word&lt;/td&gt;&lt;td&gt;2&lt;/td&gt;&lt;td&gt;playaddress&lt;/td&gt;&lt;td&gt;yes&lt;/td&gt;&lt;td&gt;&lt;/td&gt;&lt;td&gt;The address of the routine which can be called to play the song. CPU I flag should not be manipulated and interrupt request ($ff09) must not be acknowledged&lt;/td&gt;&lt;/tr&gt;" calcext:value-type="string">
            <text:p>&lt;tr&gt;&lt;td&gt;32&lt;/td&gt;&lt;td&gt;20&lt;/td&gt;&lt;td&gt;word&lt;/td&gt;&lt;td&gt;2&lt;/td&gt;&lt;td&gt;playaddress&lt;/td&gt;&lt;td&gt;yes&lt;/td&gt;&lt;td&gt;&lt;/td&gt;&lt;td&gt;The address of the routine which can be called to play the song. CPU I flag should not be manipulated and interrupt request ($ff09) must not be acknowledged&lt;/td&gt;&lt;/tr&gt;</text:p>
          </table:table-cell>
          <table:table-cell table:style-name="ce26" table:formula="of:=&quot;|&quot;&amp;[.A15]&amp;&quot;|&quot;&amp;[.B15]&amp;&quot;|&quot;&amp;[.C15]&amp;&quot;|&quot;&amp;[.D15]&amp;&quot;|&quot;&amp;[.E15]&amp;&quot;|&quot;&amp;[.F15]&amp;&quot;|&quot;&amp;[.G15]&amp;&quot;|&quot;&amp;[.H15]&amp;&quot;|&quot;&amp;[.I15]&amp;&quot;|&quot;" office:value-type="string" office:string-value="|32|20|$101F|word|2|playaddress|yes||The address of the routine which can be called to play the song. CPU I flag should not be manipulated and interrupt request ($ff09) must not be acknowledged|" calcext:value-type="string">
            <text:p>|32|20|$101F|word|2|playaddress|yes||The address of the routine which can be called to play the song. CPU I flag should not be manipulated and interrupt request ($ff09) must not be acknowledged|</text:p>
          </table:table-cell>
          <table:table-cell table:number-columns-repeated="1013"/>
        </table:table-row>
        <table:table-row table:style-name="ro1">
          <table:table-cell table:formula="of:=HEX2DEC([.B16])" office:value-type="float" office:value="34" calcext:value-type="float">
            <text:p>34</text:p>
          </table:table-cell>
          <table:table-cell table:style-name="ce20" table:formula="of:=DEC2HEX(HEX2DEC([.B15])+[.E15])" office:value-type="string" office:string-value="22" calcext:value-type="string">
            <text:p>22</text:p>
          </table:table-cell>
          <table:table-cell table:style-name="ce20" table:formula="of:=&quot;$&quot;&amp;DEC2HEX(HEX2DEC(MID([.C15];2;4))+[.E15])" office:value-type="string" office:string-value="$1021" calcext:value-type="string">
            <text:p>$1021</text:p>
          </table:table-cell>
          <table:table-cell table:style-name="ce23" office:value-type="string" calcext:value-type="string">
            <text:p>byte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numberofsongs</text:p>
          </table:table-cell>
          <table:table-cell table:style-name="ce23" office:value-type="string" calcext:value-type="string">
            <text:p>yes</text:p>
          </table:table-cell>
          <table:table-cell table:style-name="ce24" table:number-columns-repeated="2"/>
          <table:table-cell table:style-name="ce26" table:formula="of:=&quot;&lt;tr&gt;&lt;td&gt;&quot;&amp;[.A16]&amp;&quot;&lt;/td&gt;&lt;td&gt;&quot;&amp;[.B16]&amp;&quot;&lt;/td&gt;&lt;td&gt;&quot;&amp;[.D16]&amp;&quot;&lt;/td&gt;&lt;td&gt;&quot;&amp;[.E16]&amp;&quot;&lt;/td&gt;&lt;td&gt;&quot;&amp;[.F16]&amp;&quot;&lt;/td&gt;&lt;td&gt;&quot;&amp;[.G16]&amp;&quot;&lt;/td&gt;&lt;td&gt;&quot;&amp;[.H16]&amp;&quot;&lt;/td&gt;&lt;td&gt;&quot;&amp;[.I16]&amp;&quot;&lt;/td&gt;&lt;/tr&gt;&quot;" office:value-type="string" office:string-value="&lt;tr&gt;&lt;td&gt;34&lt;/td&gt;&lt;td&gt;22&lt;/td&gt;&lt;td&gt;byte&lt;/td&gt;&lt;td&gt;1&lt;/td&gt;&lt;td&gt;numberofsongs&lt;/td&gt;&lt;td&gt;yes&lt;/td&gt;&lt;td&gt;&lt;/td&gt;&lt;td&gt;&lt;/td&gt;&lt;/tr&gt;" calcext:value-type="string">
            <text:p>&lt;tr&gt;&lt;td&gt;34&lt;/td&gt;&lt;td&gt;22&lt;/td&gt;&lt;td&gt;byte&lt;/td&gt;&lt;td&gt;1&lt;/td&gt;&lt;td&gt;numberofsongs&lt;/td&gt;&lt;td&gt;yes&lt;/td&gt;&lt;td&gt;&lt;/td&gt;&lt;td&gt;&lt;/td&gt;&lt;/tr&gt;</text:p>
          </table:table-cell>
          <table:table-cell table:style-name="ce26" table:formula="of:=&quot;|&quot;&amp;[.A16]&amp;&quot;|&quot;&amp;[.B16]&amp;&quot;|&quot;&amp;[.C16]&amp;&quot;|&quot;&amp;[.D16]&amp;&quot;|&quot;&amp;[.E16]&amp;&quot;|&quot;&amp;[.F16]&amp;&quot;|&quot;&amp;[.G16]&amp;&quot;|&quot;&amp;[.H16]&amp;&quot;|&quot;&amp;[.I16]&amp;&quot;|&quot;" office:value-type="string" office:string-value="|34|22|$1021|byte|1|numberofsongs|yes|||" calcext:value-type="string">
            <text:p>|34|22|$1021|byte|1|numberofsongs|yes|||</text:p>
          </table:table-cell>
          <table:table-cell table:number-columns-repeated="1013"/>
        </table:table-row>
        <table:table-row table:style-name="ro5">
          <table:table-cell table:formula="of:=HEX2DEC([.B17])" office:value-type="float" office:value="35" calcext:value-type="float">
            <text:p>35</text:p>
          </table:table-cell>
          <table:table-cell table:style-name="ce20" table:formula="of:=DEC2HEX(HEX2DEC([.B16])+[.E16])" office:value-type="string" office:string-value="23" calcext:value-type="string">
            <text:p>23</text:p>
          </table:table-cell>
          <table:table-cell table:style-name="ce20" table:formula="of:=&quot;$&quot;&amp;DEC2HEX(HEX2DEC(MID([.C16];2;4))+[.E16])" office:value-type="string" office:string-value="$1022" calcext:value-type="string">
            <text:p>$1022</text:p>
          </table:table-cell>
          <table:table-cell table:style-name="ce23" office:value-type="string" calcext:value-type="string">
            <text:p>byte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timing</text:p>
          </table:table-cell>
          <table:table-cell table:style-name="ce23" office:value-type="string" calcext:value-type="string">
            <text:p>yes</text:p>
          </table:table-cell>
          <table:table-cell table:style-name="ce24" office:value-type="string" calcext:value-type="string">
            <text:p><text:span text:style-name="T2">&lt;ul&gt;</text:span></text:p>
            <text:p><text:span text:style-name="T2">&lt;li&gt;0: PAL VBlank (50Hz),&lt;/li&gt;</text:span></text:p>
            <text:p><text:span text:style-name="T2">&lt;li&gt;1: NTSC VBlank (60Hz),&lt;/li&gt;</text:span></text:p>
            <text:p><text:span text:style-name="T2">&lt;li&gt;2: PAL timer1 value in next field,&lt;/li&gt;</text:span></text:p>
            <text:p><text:span text:style-name="T2">&lt;li&gt;3: NTSC timer1 value in next field,&lt;/li&gt;</text:span></text:p>
            <text:p><text:span text:style-name="T2">&lt;li&gt;4: PAL timer1 value set by init routine,&lt;/li&gt;</text:span></text:p>
            <text:p><text:span text:style-name="T2">&lt;li&gt;5: NTSC timer1 value set by init routine&lt;/li&gt;</text:span></text:p>
            <text:p><text:span text:style-name="T2">&lt;/ul&gt;</text:span></text:p>
          </table:table-cell>
          <table:table-cell table:style-name="ce24" office:value-type="string" calcext:value-type="string">
            <text:p>Value 4 and 5 should be avoided whenever possible because it prevents playing back PAL music on NTSC machines and vice versa.</text:p>
          </table:table-cell>
          <table:table-cell table:style-name="ce26" table:formula="of:=&quot;&lt;tr&gt;&lt;td&gt;&quot;&amp;[.A17]&amp;&quot;&lt;/td&gt;&lt;td&gt;&quot;&amp;[.B17]&amp;&quot;&lt;/td&gt;&lt;td&gt;&quot;&amp;[.D17]&amp;&quot;&lt;/td&gt;&lt;td&gt;&quot;&amp;[.E17]&amp;&quot;&lt;/td&gt;&lt;td&gt;&quot;&amp;[.F17]&amp;&quot;&lt;/td&gt;&lt;td&gt;&quot;&amp;[.G17]&amp;&quot;&lt;/td&gt;&lt;td&gt;&quot;&amp;[.H17]&amp;&quot;&lt;/td&gt;&lt;td&gt;&quot;&amp;[.I17]&amp;&quot;&lt;/td&gt;&lt;/tr&gt;&quot;" office:value-type="string" office:string-value="&lt;tr&gt;&lt;td&gt;35&lt;/td&gt;&lt;td&gt;23&lt;/td&gt;&lt;td&gt;byte&lt;/td&gt;&lt;td&gt;1&lt;/td&gt;&lt;td&gt;timing&lt;/td&gt;&lt;td&gt;yes&lt;/td&gt;&lt;td&gt;&lt;ul&gt;&#10;&lt;li&gt;0: PAL VBlank (50Hz),&lt;/li&gt;&#10;&lt;li&gt;1: NTSC VBlank (60Hz),&lt;/li&gt;&#10;&lt;li&gt;2: PAL timer1 value in next field,&lt;/li&gt;&#10;&lt;li&gt;3: NTSC timer1 value in next field,&lt;/li&gt;&#10;&lt;li&gt;4: PAL timer1 value set by init routine,&lt;/li&gt;&#10;&lt;li&gt;5: NTSC timer1 value set by init routine&lt;/li&gt;&#10;&lt;/ul&gt;&lt;/td&gt;&lt;td&gt;Value 4 and 5 should be avoided whenever possible because it prevents playing back PAL music on NTSC machines and vice versa.&lt;/td&gt;&lt;/tr&gt;" calcext:value-type="string">
            <text:p>&lt;tr&gt;&lt;td&gt;35&lt;/td&gt;&lt;td&gt;23&lt;/td&gt;&lt;td&gt;byte&lt;/td&gt;&lt;td&gt;1&lt;/td&gt;&lt;td&gt;timing&lt;/td&gt;&lt;td&gt;yes&lt;/td&gt;&lt;td&gt;&lt;ul&gt;</text:p>
            <text:p>&lt;li&gt;0: PAL VBlank (50Hz),&lt;/li&gt;</text:p>
            <text:p>&lt;li&gt;1: NTSC VBlank (60Hz),&lt;/li&gt;</text:p>
            <text:p>&lt;li&gt;2: PAL timer1 value in next field,&lt;/li&gt;</text:p>
            <text:p>&lt;li&gt;3: NTSC timer1 value in next field,&lt;/li&gt;</text:p>
            <text:p>&lt;li&gt;4: PAL timer1 value set by init routine,&lt;/li&gt;</text:p>
            <text:p>&lt;li&gt;5: NTSC timer1 value set by init routine&lt;/li&gt;</text:p>
            <text:p>&lt;/ul&gt;&lt;/td&gt;&lt;td&gt;Value 4 and 5 should be avoided whenever possible because it prevents playing back PAL music on NTSC machines and vice versa.&lt;/td&gt;&lt;/tr&gt;</text:p>
          </table:table-cell>
          <table:table-cell table:style-name="ce26" table:formula="of:=&quot;|&quot;&amp;[.A17]&amp;&quot;|&quot;&amp;[.B17]&amp;&quot;|&quot;&amp;[.C17]&amp;&quot;|&quot;&amp;[.D17]&amp;&quot;|&quot;&amp;[.E17]&amp;&quot;|&quot;&amp;[.F17]&amp;&quot;|&quot;&amp;[.G17]&amp;&quot;|&quot;&amp;[.H17]&amp;&quot;|&quot;&amp;[.I17]&amp;&quot;|&quot;" office:value-type="string" office:string-value="|35|23|$1022|byte|1|timing|yes|&lt;ul&gt;&#10;&lt;li&gt;0: PAL VBlank (50Hz),&lt;/li&gt;&#10;&lt;li&gt;1: NTSC VBlank (60Hz),&lt;/li&gt;&#10;&lt;li&gt;2: PAL timer1 value in next field,&lt;/li&gt;&#10;&lt;li&gt;3: NTSC timer1 value in next field,&lt;/li&gt;&#10;&lt;li&gt;4: PAL timer1 value set by init routine,&lt;/li&gt;&#10;&lt;li&gt;5: NTSC timer1 value set by init routine&lt;/li&gt;&#10;&lt;/ul&gt;|Value 4 and 5 should be avoided whenever possible because it prevents playing back PAL music on NTSC machines and vice versa.|" calcext:value-type="string">
            <text:p>|35|23|$1022|byte|1|timing|yes|&lt;ul&gt;</text:p>
            <text:p>&lt;li&gt;0: PAL VBlank (50Hz),&lt;/li&gt;</text:p>
            <text:p>&lt;li&gt;1: NTSC VBlank (60Hz),&lt;/li&gt;</text:p>
            <text:p>&lt;li&gt;2: PAL timer1 value in next field,&lt;/li&gt;</text:p>
            <text:p>&lt;li&gt;3: NTSC timer1 value in next field,&lt;/li&gt;</text:p>
            <text:p>&lt;li&gt;4: PAL timer1 value set by init routine,&lt;/li&gt;</text:p>
            <text:p>&lt;li&gt;5: NTSC timer1 value set by init routine&lt;/li&gt;</text:p>
            <text:p>&lt;/ul&gt;|Value 4 and 5 should be avoided whenever possible because it prevents playing back PAL music on NTSC machines and vice versa.|</text:p>
          </table:table-cell>
          <table:table-cell table:number-columns-repeated="1013"/>
        </table:table-row>
        <table:table-row table:style-name="ro5">
          <table:table-cell table:formula="of:=HEX2DEC([.B18])" office:value-type="float" office:value="36" calcext:value-type="float">
            <text:p>36</text:p>
          </table:table-cell>
          <table:table-cell table:style-name="ce20" table:formula="of:=DEC2HEX(HEX2DEC([.B17])+[.E17])" office:value-type="string" office:string-value="24" calcext:value-type="string">
            <text:p>24</text:p>
          </table:table-cell>
          <table:table-cell table:style-name="ce20" table:formula="of:=&quot;$&quot;&amp;DEC2HEX(HEX2DEC(MID([.C17];2;4))+[.E17])" office:value-type="string" office:string-value="$1023" calcext:value-type="string">
            <text:p>$1023</text:p>
          </table:table-cell>
          <table:table-cell table:style-name="ce23" office:value-type="string" calcext:value-type="string">
            <text:p>word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timer1value</text:p>
          </table:table-cell>
          <table:table-cell table:style-name="ce23" office:value-type="string" calcext:value-type="string">
            <text:p>no</text:p>
          </table:table-cell>
          <table:table-cell table:style-name="ce24"/>
          <table:table-cell table:style-name="ce24" office:value-type="string" calcext:value-type="string">
            <text:p><text:span text:style-name="T2">&lt;p&gt;The value put in TED timer#1&lt;/p&gt;</text:span></text:p>
            <text:p><text:span text:style-name="T2">&lt;p&gt;Special timer values:&lt;/p&gt;</text:span></text:p>
            <text:p><text:span text:style-name="T2">&lt;ul&gt;</text:span></text:p>
            <text:p><text:span text:style-name="T2">&lt;li&gt;PAL 1/frame (VBlank, 1x): 17734&lt;/li&gt;</text:span></text:p>
            <text:p><text:span text:style-name="T2">&lt;li&gt;PAL 2/frame (2x): 8867&lt;/li&gt;</text:span></text:p>
            <text:p><text:span text:style-name="T2">&lt;li&gt;PAL 4/frame (4x): 4433&lt;/li&gt;</text:span></text:p>
            <text:p><text:span text:style-name="T2">&lt;li&gt;NTSC 1/frame: 14915&lt;/li&gt;</text:span></text:p>
            <text:p><text:span text:style-name="T2">&lt;li&gt;NTSC 2/frame: 7457&lt;/li&gt;</text:span></text:p>
            <text:p><text:span text:style-name="T2">&lt;li&gt;NTSC 4/frame: 3728&lt;/li&gt;</text:span></text:p>
            <text:p><text:span text:style-name="T2">&lt;/ul&gt;</text:span></text:p>
          </table:table-cell>
          <table:table-cell table:style-name="ce26" table:formula="of:=&quot;&lt;tr&gt;&lt;td&gt;&quot;&amp;[.A18]&amp;&quot;&lt;/td&gt;&lt;td&gt;&quot;&amp;[.B18]&amp;&quot;&lt;/td&gt;&lt;td&gt;&quot;&amp;[.D18]&amp;&quot;&lt;/td&gt;&lt;td&gt;&quot;&amp;[.E18]&amp;&quot;&lt;/td&gt;&lt;td&gt;&quot;&amp;[.F18]&amp;&quot;&lt;/td&gt;&lt;td&gt;&quot;&amp;[.G18]&amp;&quot;&lt;/td&gt;&lt;td&gt;&quot;&amp;[.H18]&amp;&quot;&lt;/td&gt;&lt;td&gt;&quot;&amp;[.I18]&amp;&quot;&lt;/td&gt;&lt;/tr&gt;&quot;" office:value-type="string" office:string-value="&lt;tr&gt;&lt;td&gt;36&lt;/td&gt;&lt;td&gt;24&lt;/td&gt;&lt;td&gt;word&lt;/td&gt;&lt;td&gt;2&lt;/td&gt;&lt;td&gt;timer1value&lt;/td&gt;&lt;td&gt;no&lt;/td&gt;&lt;td&gt;&lt;/td&gt;&lt;td&gt;&lt;p&gt;The value put in TED timer#1&lt;/p&gt;&#10;&lt;p&gt;Special timer values:&lt;/p&gt;&#10;&lt;ul&gt;&#10;&lt;li&gt;PAL 1/frame (VBlank, 1x): 17734&lt;/li&gt;&#10;&lt;li&gt;PAL 2/frame (2x): 8867&lt;/li&gt;&#10;&lt;li&gt;PAL 4/frame (4x): 4433&lt;/li&gt;&#10;&lt;li&gt;NTSC 1/frame: 14915&lt;/li&gt;&#10;&lt;li&gt;NTSC 2/frame: 7457&lt;/li&gt;&#10;&lt;li&gt;NTSC 4/frame: 3728&lt;/li&gt;&#10;&lt;/ul&gt;&lt;/td&gt;&lt;/tr&gt;" calcext:value-type="string">
            <text:p>&lt;tr&gt;&lt;td&gt;36&lt;/td&gt;&lt;td&gt;24&lt;/td&gt;&lt;td&gt;word&lt;/td&gt;&lt;td&gt;2&lt;/td&gt;&lt;td&gt;timer1value&lt;/td&gt;&lt;td&gt;no&lt;/td&gt;&lt;td&gt;&lt;/td&gt;&lt;td&gt;&lt;p&gt;The value put in TED timer#1&lt;/p&gt;</text:p>
            <text:p>&lt;p&gt;Special timer values:&lt;/p&gt;</text:p>
            <text:p>&lt;ul&gt;</text:p>
            <text:p>&lt;li&gt;PAL 1/frame (VBlank, 1x): 17734&lt;/li&gt;</text:p>
            <text:p>&lt;li&gt;PAL 2/frame (2x): 8867&lt;/li&gt;</text:p>
            <text:p>&lt;li&gt;PAL 4/frame (4x): 4433&lt;/li&gt;</text:p>
            <text:p>&lt;li&gt;NTSC 1/frame: 14915&lt;/li&gt;</text:p>
            <text:p>&lt;li&gt;NTSC 2/frame: 7457&lt;/li&gt;</text:p>
            <text:p>&lt;li&gt;NTSC 4/frame: 3728&lt;/li&gt;</text:p>
            <text:p>&lt;/ul&gt;&lt;/td&gt;&lt;/tr&gt;</text:p>
          </table:table-cell>
          <table:table-cell table:style-name="ce26" table:formula="of:=&quot;|&quot;&amp;[.A18]&amp;&quot;|&quot;&amp;[.B18]&amp;&quot;|&quot;&amp;[.C18]&amp;&quot;|&quot;&amp;[.D18]&amp;&quot;|&quot;&amp;[.E18]&amp;&quot;|&quot;&amp;[.F18]&amp;&quot;|&quot;&amp;[.G18]&amp;&quot;|&quot;&amp;[.H18]&amp;&quot;|&quot;&amp;[.I18]&amp;&quot;|&quot;" office:value-type="string" office:string-value="|36|24|$1023|word|2|timer1value|no||&lt;p&gt;The value put in TED timer#1&lt;/p&gt;&#10;&lt;p&gt;Special timer values:&lt;/p&gt;&#10;&lt;ul&gt;&#10;&lt;li&gt;PAL 1/frame (VBlank, 1x): 17734&lt;/li&gt;&#10;&lt;li&gt;PAL 2/frame (2x): 8867&lt;/li&gt;&#10;&lt;li&gt;PAL 4/frame (4x): 4433&lt;/li&gt;&#10;&lt;li&gt;NTSC 1/frame: 14915&lt;/li&gt;&#10;&lt;li&gt;NTSC 2/frame: 7457&lt;/li&gt;&#10;&lt;li&gt;NTSC 4/frame: 3728&lt;/li&gt;&#10;&lt;/ul&gt;|" calcext:value-type="string">
            <text:p>|36|24|$1023|word|2|timer1value|no||&lt;p&gt;The value put in TED timer#1&lt;/p&gt;</text:p>
            <text:p>&lt;p&gt;Special timer values:&lt;/p&gt;</text:p>
            <text:p>&lt;ul&gt;</text:p>
            <text:p>&lt;li&gt;PAL 1/frame (VBlank, 1x): 17734&lt;/li&gt;</text:p>
            <text:p>&lt;li&gt;PAL 2/frame (2x): 8867&lt;/li&gt;</text:p>
            <text:p>&lt;li&gt;PAL 4/frame (4x): 4433&lt;/li&gt;</text:p>
            <text:p>&lt;li&gt;NTSC 1/frame: 14915&lt;/li&gt;</text:p>
            <text:p>&lt;li&gt;NTSC 2/frame: 7457&lt;/li&gt;</text:p>
            <text:p>&lt;li&gt;NTSC 4/frame: 3728&lt;/li&gt;</text:p>
            <text:p>&lt;/ul&gt;|</text:p>
          </table:table-cell>
          <table:table-cell table:number-columns-repeated="1013"/>
        </table:table-row>
        <table:table-row table:style-name="ro6">
          <table:table-cell table:formula="of:=HEX2DEC([.B19])" office:value-type="float" office:value="38" calcext:value-type="float">
            <text:p>38</text:p>
          </table:table-cell>
          <table:table-cell table:style-name="ce20" table:formula="of:=DEC2HEX(HEX2DEC([.B18])+[.E18])" office:value-type="string" office:string-value="26" calcext:value-type="string">
            <text:p>26</text:p>
          </table:table-cell>
          <table:table-cell table:style-name="ce20" table:formula="of:=&quot;$&quot;&amp;DEC2HEX(HEX2DEC(MID([.C18];2;4))+[.E18])" office:value-type="string" office:string-value="$1025" calcext:value-type="string">
            <text:p>$1025</text:p>
          </table:table-cell>
          <table:table-cell table:style-name="ce23" office:value-type="string" calcext:value-type="string">
            <text:p>byte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songflags</text:p>
          </table:table-cell>
          <table:table-cell table:style-name="ce23" office:value-type="string" calcext:value-type="string">
            <text:p>yes</text:p>
          </table:table-cell>
          <table:table-cell table:style-name="ce24" office:value-type="string" calcext:value-type="string">
            <text:p>&lt;ul&gt;</text:p>
            <text:p>&lt;li&gt;Bit 0: screen turned off during playback&lt;/li&gt;</text:p>
            <text:p>&lt;li&gt;Bit 1: uses SID too&lt;/li&gt;</text:p>
            <text:p>&lt;li&gt;Bit 2: uses DigiBlaster&lt;/li&gt;</text:p>
            <text:p><text:span text:style-name="T2">&lt;li&gt;Bit 3: uses AY (DIGIMUZ)&lt;/li&gt;</text:span></text:p>
            <text:p><text:span text:style-name="T2">&lt;li&gt;Bit 4: uses FM&lt;/li&gt;</text:span></text:p>
            <text:p>&lt;/ul&gt;</text:p>
          </table:table-cell>
          <table:table-cell table:style-name="ce24" office:value-type="string" calcext:value-type="string">
            <text:p>Screen can be turned of during playback but the song still should handle interrupts gracefully.</text:p>
            <text:p>Music should indicate the used additional sound sources in order to allow music players to mute them after playback</text:p>
          </table:table-cell>
          <table:table-cell table:style-name="ce26" table:formula="of:=&quot;&lt;tr&gt;&lt;td&gt;&quot;&amp;[.A19]&amp;&quot;&lt;/td&gt;&lt;td&gt;&quot;&amp;[.B19]&amp;&quot;&lt;/td&gt;&lt;td&gt;&quot;&amp;[.D19]&amp;&quot;&lt;/td&gt;&lt;td&gt;&quot;&amp;[.E19]&amp;&quot;&lt;/td&gt;&lt;td&gt;&quot;&amp;[.F19]&amp;&quot;&lt;/td&gt;&lt;td&gt;&quot;&amp;[.G19]&amp;&quot;&lt;/td&gt;&lt;td&gt;&quot;&amp;[.H19]&amp;&quot;&lt;/td&gt;&lt;td&gt;&quot;&amp;[.I19]&amp;&quot;&lt;/td&gt;&lt;/tr&gt;&quot;" office:value-type="string" office:string-value="&lt;tr&gt;&lt;td&gt;38&lt;/td&gt;&lt;td&gt;26&lt;/td&gt;&lt;td&gt;byte&lt;/td&gt;&lt;td&gt;1&lt;/td&gt;&lt;td&gt;songflags&lt;/td&gt;&lt;td&gt;yes&lt;/td&gt;&lt;td&gt;&lt;ul&gt;&#10;&lt;li&gt;Bit 0: screen turned off during playback&lt;/li&gt;&#10;&lt;li&gt;Bit 1: uses SID too&lt;/li&gt;&#10;&lt;li&gt;Bit 2: uses DigiBlaster&lt;/li&gt;&#10;&lt;li&gt;Bit 3: uses AY (DIGIMUZ)&lt;/li&gt;&#10;&lt;li&gt;Bit 4: uses FM&lt;/li&gt;&#10;&lt;/ul&gt;&lt;/td&gt;&lt;td&gt;Screen can be turned of during playback but the song still should handle interrupts gracefully.&#10;Music should indicate the used additional sound sources in order to allow music players to mute them after playback&lt;/td&gt;&lt;/tr&gt;" calcext:value-type="string">
            <text:p>&lt;tr&gt;&lt;td&gt;38&lt;/td&gt;&lt;td&gt;26&lt;/td&gt;&lt;td&gt;byte&lt;/td&gt;&lt;td&gt;1&lt;/td&gt;&lt;td&gt;songflags&lt;/td&gt;&lt;td&gt;yes&lt;/td&gt;&lt;td&gt;&lt;ul&gt;</text:p>
            <text:p>&lt;li&gt;Bit 0: screen turned off during playback&lt;/li&gt;</text:p>
            <text:p>&lt;li&gt;Bit 1: uses SID too&lt;/li&gt;</text:p>
            <text:p>&lt;li&gt;Bit 2: uses DigiBlaster&lt;/li&gt;</text:p>
            <text:p>&lt;li&gt;Bit 3: uses AY (DIGIMUZ)&lt;/li&gt;</text:p>
            <text:p>&lt;li&gt;Bit 4: uses FM&lt;/li&gt;</text:p>
            <text:p>&lt;/ul&gt;&lt;/td&gt;&lt;td&gt;Screen can be turned of during playback but the song still should handle interrupts gracefully.</text:p>
            <text:p>Music should indicate the used additional sound sources in order to allow music players to mute them after playback&lt;/td&gt;&lt;/tr&gt;</text:p>
          </table:table-cell>
          <table:table-cell table:style-name="ce26" table:formula="of:=&quot;|&quot;&amp;[.A19]&amp;&quot;|&quot;&amp;[.B19]&amp;&quot;|&quot;&amp;[.C19]&amp;&quot;|&quot;&amp;[.D19]&amp;&quot;|&quot;&amp;[.E19]&amp;&quot;|&quot;&amp;[.F19]&amp;&quot;|&quot;&amp;[.G19]&amp;&quot;|&quot;&amp;[.H19]&amp;&quot;|&quot;&amp;[.I19]&amp;&quot;|&quot;" office:value-type="string" office:string-value="|38|26|$1025|byte|1|songflags|yes|&lt;ul&gt;&#10;&lt;li&gt;Bit 0: screen turned off during playback&lt;/li&gt;&#10;&lt;li&gt;Bit 1: uses SID too&lt;/li&gt;&#10;&lt;li&gt;Bit 2: uses DigiBlaster&lt;/li&gt;&#10;&lt;li&gt;Bit 3: uses AY (DIGIMUZ)&lt;/li&gt;&#10;&lt;li&gt;Bit 4: uses FM&lt;/li&gt;&#10;&lt;/ul&gt;|Screen can be turned of during playback but the song still should handle interrupts gracefully.&#10;Music should indicate the used additional sound sources in order to allow music players to mute them after playback|" calcext:value-type="string">
            <text:p>|38|26|$1025|byte|1|songflags|yes|&lt;ul&gt;</text:p>
            <text:p>&lt;li&gt;Bit 0: screen turned off during playback&lt;/li&gt;</text:p>
            <text:p>&lt;li&gt;Bit 1: uses SID too&lt;/li&gt;</text:p>
            <text:p>&lt;li&gt;Bit 2: uses DigiBlaster&lt;/li&gt;</text:p>
            <text:p>&lt;li&gt;Bit 3: uses AY (DIGIMUZ)&lt;/li&gt;</text:p>
            <text:p>&lt;li&gt;Bit 4: uses FM&lt;/li&gt;</text:p>
            <text:p>&lt;/ul&gt;|Screen can be turned of during playback but the song still should handle interrupts gracefully.</text:p>
            <text:p>Music should indicate the used additional sound sources in order to allow music players to mute them after playback|</text:p>
          </table:table-cell>
          <table:table-cell table:number-columns-repeated="1013"/>
        </table:table-row>
        <table:table-row table:style-name="ro7">
          <table:table-cell table:formula="of:=HEX2DEC([.B20])" office:value-type="float" office:value="39" calcext:value-type="float">
            <text:p>39</text:p>
          </table:table-cell>
          <table:table-cell table:style-name="ce20" table:formula="of:=DEC2HEX(HEX2DEC([.B19])+[.E19])" office:value-type="string" office:string-value="27" calcext:value-type="string">
            <text:p>27</text:p>
          </table:table-cell>
          <table:table-cell table:style-name="ce20" table:formula="of:=&quot;$&quot;&amp;DEC2HEX(HEX2DEC(MID([.C19];2;4))+[.E19])" office:value-type="string" office:string-value="$1026" calcext:value-type="string">
            <text:p>$1026</text:p>
          </table:table-cell>
          <table:table-cell table:style-name="ce23" office:value-type="string" calcext:value-type="string">
            <text:p>byte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fileflags</text:p>
          </table:table-cell>
          <table:table-cell table:style-name="ce23" office:value-type="string" calcext:value-type="string">
            <text:p>yes</text:p>
          </table:table-cell>
          <table:table-cell table:style-name="ce24" office:value-type="string" calcext:value-type="string">
            <text:p><text:span text:style-name="T2">&lt;ul&gt;</text:span></text:p>
            <text:p><text:span text:style-name="T2">&lt;li&gt;Bit 0: file has song duration block&lt;/li&gt;</text:span></text:p>
            <text:p><text:span text:style-name="T2">&lt;/ul&gt;</text:span></text:p>
          </table:table-cell>
          <table:table-cell table:style-name="ce24"/>
          <table:table-cell table:style-name="ce26" table:formula="of:=&quot;&lt;tr&gt;&lt;td&gt;&quot;&amp;[.A20]&amp;&quot;&lt;/td&gt;&lt;td&gt;&quot;&amp;[.B20]&amp;&quot;&lt;/td&gt;&lt;td&gt;&quot;&amp;[.D20]&amp;&quot;&lt;/td&gt;&lt;td&gt;&quot;&amp;[.E20]&amp;&quot;&lt;/td&gt;&lt;td&gt;&quot;&amp;[.F20]&amp;&quot;&lt;/td&gt;&lt;td&gt;&quot;&amp;[.G20]&amp;&quot;&lt;/td&gt;&lt;td&gt;&quot;&amp;[.H20]&amp;&quot;&lt;/td&gt;&lt;td&gt;&quot;&amp;[.I20]&amp;&quot;&lt;/td&gt;&lt;/tr&gt;&quot;" office:value-type="string" office:string-value="&lt;tr&gt;&lt;td&gt;39&lt;/td&gt;&lt;td&gt;27&lt;/td&gt;&lt;td&gt;byte&lt;/td&gt;&lt;td&gt;1&lt;/td&gt;&lt;td&gt;fileflags&lt;/td&gt;&lt;td&gt;yes&lt;/td&gt;&lt;td&gt;&lt;ul&gt;&#10;&lt;li&gt;Bit 0: file has song duration block&lt;/li&gt;&#10;&lt;/ul&gt;&lt;/td&gt;&lt;td&gt;&lt;/td&gt;&lt;/tr&gt;" calcext:value-type="string">
            <text:p>&lt;tr&gt;&lt;td&gt;39&lt;/td&gt;&lt;td&gt;27&lt;/td&gt;&lt;td&gt;byte&lt;/td&gt;&lt;td&gt;1&lt;/td&gt;&lt;td&gt;fileflags&lt;/td&gt;&lt;td&gt;yes&lt;/td&gt;&lt;td&gt;&lt;ul&gt;</text:p>
            <text:p>&lt;li&gt;Bit 0: file has song duration block&lt;/li&gt;</text:p>
            <text:p>&lt;/ul&gt;&lt;/td&gt;&lt;td&gt;&lt;/td&gt;&lt;/tr&gt;</text:p>
          </table:table-cell>
          <table:table-cell table:style-name="ce26" table:formula="of:=&quot;|&quot;&amp;[.A20]&amp;&quot;|&quot;&amp;[.B20]&amp;&quot;|&quot;&amp;[.C20]&amp;&quot;|&quot;&amp;[.D20]&amp;&quot;|&quot;&amp;[.E20]&amp;&quot;|&quot;&amp;[.F20]&amp;&quot;|&quot;&amp;[.G20]&amp;&quot;|&quot;&amp;[.H20]&amp;&quot;|&quot;&amp;[.I20]&amp;&quot;|&quot;" office:value-type="string" office:string-value="|39|27|$1026|byte|1|fileflags|yes|&lt;ul&gt;&#10;&lt;li&gt;Bit 0: file has song duration block&lt;/li&gt;&#10;&lt;/ul&gt;||" calcext:value-type="string">
            <text:p>|39|27|$1026|byte|1|fileflags|yes|&lt;ul&gt;</text:p>
            <text:p>&lt;li&gt;Bit 0: file has song duration block&lt;/li&gt;</text:p>
            <text:p>&lt;/ul&gt;||</text:p>
          </table:table-cell>
          <table:table-cell table:number-columns-repeated="1013"/>
        </table:table-row>
        <table:table-row table:style-name="ro1">
          <table:table-cell table:formula="of:=HEX2DEC([.B21])" office:value-type="float" office:value="40" calcext:value-type="float">
            <text:p>40</text:p>
          </table:table-cell>
          <table:table-cell table:style-name="ce20" table:formula="of:=DEC2HEX(HEX2DEC([.B20])+[.E20])" office:value-type="string" office:string-value="28" calcext:value-type="string">
            <text:p>28</text:p>
          </table:table-cell>
          <table:table-cell table:style-name="ce20" table:formula="of:=&quot;$&quot;&amp;DEC2HEX(HEX2DEC(MID([.C20];2;4))+[.E20])" office:value-type="string" office:string-value="$1027" calcext:value-type="string">
            <text:p>$1027</text:p>
          </table:table-cell>
          <table:table-cell table:style-name="ce23" office:value-type="string" calcext:value-type="string">
            <text:p>word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durationoffset</text:p>
          </table:table-cell>
          <table:table-cell table:style-name="ce23" office:value-type="string" calcext:value-type="string">
            <text:p>no</text:p>
          </table:table-cell>
          <table:table-cell table:style-name="ce24"/>
          <table:table-cell table:style-name="ce24" office:value-type="string" calcext:value-type="string">
            <text:p>offset of duration block</text:p>
          </table:table-cell>
          <table:table-cell table:style-name="ce26" table:formula="of:=&quot;&lt;tr&gt;&lt;td&gt;&quot;&amp;[.A21]&amp;&quot;&lt;/td&gt;&lt;td&gt;&quot;&amp;[.B21]&amp;&quot;&lt;/td&gt;&lt;td&gt;&quot;&amp;[.D21]&amp;&quot;&lt;/td&gt;&lt;td&gt;&quot;&amp;[.E21]&amp;&quot;&lt;/td&gt;&lt;td&gt;&quot;&amp;[.F21]&amp;&quot;&lt;/td&gt;&lt;td&gt;&quot;&amp;[.G21]&amp;&quot;&lt;/td&gt;&lt;td&gt;&quot;&amp;[.H21]&amp;&quot;&lt;/td&gt;&lt;td&gt;&quot;&amp;[.I21]&amp;&quot;&lt;/td&gt;&lt;/tr&gt;&quot;" office:value-type="string" office:string-value="&lt;tr&gt;&lt;td&gt;40&lt;/td&gt;&lt;td&gt;28&lt;/td&gt;&lt;td&gt;word&lt;/td&gt;&lt;td&gt;2&lt;/td&gt;&lt;td&gt;durationoffset&lt;/td&gt;&lt;td&gt;no&lt;/td&gt;&lt;td&gt;&lt;/td&gt;&lt;td&gt;offset of duration block&lt;/td&gt;&lt;/tr&gt;" calcext:value-type="string">
            <text:p>&lt;tr&gt;&lt;td&gt;40&lt;/td&gt;&lt;td&gt;28&lt;/td&gt;&lt;td&gt;word&lt;/td&gt;&lt;td&gt;2&lt;/td&gt;&lt;td&gt;durationoffset&lt;/td&gt;&lt;td&gt;no&lt;/td&gt;&lt;td&gt;&lt;/td&gt;&lt;td&gt;offset of duration block&lt;/td&gt;&lt;/tr&gt;</text:p>
          </table:table-cell>
          <table:table-cell table:style-name="ce26" table:formula="of:=&quot;|&quot;&amp;[.A21]&amp;&quot;|&quot;&amp;[.B21]&amp;&quot;|&quot;&amp;[.C21]&amp;&quot;|&quot;&amp;[.D21]&amp;&quot;|&quot;&amp;[.E21]&amp;&quot;|&quot;&amp;[.F21]&amp;&quot;|&quot;&amp;[.G21]&amp;&quot;|&quot;&amp;[.H21]&amp;&quot;|&quot;&amp;[.I21]&amp;&quot;|&quot;" office:value-type="string" office:string-value="|40|28|$1027|word|2|durationoffset|no||offset of duration block|" calcext:value-type="string">
            <text:p>|40|28|$1027|word|2|durationoffset|no||offset of duration block|</text:p>
          </table:table-cell>
          <table:table-cell table:number-columns-repeated="1013"/>
        </table:table-row>
        <table:table-row table:style-name="ro2">
          <table:table-cell table:formula="of:=HEX2DEC([.B22])" office:value-type="float" office:value="42" calcext:value-type="float">
            <text:p>42</text:p>
          </table:table-cell>
          <table:table-cell table:style-name="ce20" table:formula="of:=DEC2HEX(HEX2DEC([.B21])+[.E21])" office:value-type="string" office:string-value="2A" calcext:value-type="string">
            <text:p>2A</text:p>
          </table:table-cell>
          <table:table-cell table:style-name="ce20" table:formula="of:=&quot;$&quot;&amp;DEC2HEX(HEX2DEC(MID([.C21];2;4))+[.E21])" office:value-type="string" office:string-value="$1029" calcext:value-type="string">
            <text:p>$1029</text:p>
          </table:table-cell>
          <table:table-cell table:style-name="ce23" office:value-type="string" calcext:value-type="string">
            <text:p>byte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string" calcext:value-type="string">
            <text:p>reserved</text:p>
          </table:table-cell>
          <table:table-cell table:style-name="ce23" office:value-type="string" calcext:value-type="string">
            <text:p>no</text:p>
          </table:table-cell>
          <table:table-cell table:style-name="ce24"/>
          <table:table-cell table:style-name="ce24" office:value-type="string" calcext:value-type="string">
            <text:p>reserved for future use (padding to align text field to addresses dividable by $10)</text:p>
          </table:table-cell>
          <table:table-cell table:style-name="ce26" table:formula="of:=&quot;&lt;tr&gt;&lt;td&gt;&quot;&amp;[.A22]&amp;&quot;&lt;/td&gt;&lt;td&gt;&quot;&amp;[.B22]&amp;&quot;&lt;/td&gt;&lt;td&gt;&quot;&amp;[.D22]&amp;&quot;&lt;/td&gt;&lt;td&gt;&quot;&amp;[.E22]&amp;&quot;&lt;/td&gt;&lt;td&gt;&quot;&amp;[.F22]&amp;&quot;&lt;/td&gt;&lt;td&gt;&quot;&amp;[.G22]&amp;&quot;&lt;/td&gt;&lt;td&gt;&quot;&amp;[.H22]&amp;&quot;&lt;/td&gt;&lt;td&gt;&quot;&amp;[.I22]&amp;&quot;&lt;/td&gt;&lt;/tr&gt;&quot;" office:value-type="string" office:string-value="&lt;tr&gt;&lt;td&gt;42&lt;/td&gt;&lt;td&gt;2A&lt;/td&gt;&lt;td&gt;byte&lt;/td&gt;&lt;td&gt;23&lt;/td&gt;&lt;td&gt;reserved&lt;/td&gt;&lt;td&gt;no&lt;/td&gt;&lt;td&gt;&lt;/td&gt;&lt;td&gt;reserved for future use (padding to align text field to addresses dividable by $10)&lt;/td&gt;&lt;/tr&gt;" calcext:value-type="string">
            <text:p>&lt;tr&gt;&lt;td&gt;42&lt;/td&gt;&lt;td&gt;2A&lt;/td&gt;&lt;td&gt;byte&lt;/td&gt;&lt;td&gt;23&lt;/td&gt;&lt;td&gt;reserved&lt;/td&gt;&lt;td&gt;no&lt;/td&gt;&lt;td&gt;&lt;/td&gt;&lt;td&gt;reserved for future use (padding to align text field to addresses dividable by $10)&lt;/td&gt;&lt;/tr&gt;</text:p>
          </table:table-cell>
          <table:table-cell table:style-name="ce26" table:formula="of:=&quot;|&quot;&amp;[.A22]&amp;&quot;|&quot;&amp;[.B22]&amp;&quot;|&quot;&amp;[.C22]&amp;&quot;|&quot;&amp;[.D22]&amp;&quot;|&quot;&amp;[.E22]&amp;&quot;|&quot;&amp;[.F22]&amp;&quot;|&quot;&amp;[.G22]&amp;&quot;|&quot;&amp;[.H22]&amp;&quot;|&quot;&amp;[.I22]&amp;&quot;|&quot;" office:value-type="string" office:string-value="|42|2A|$1029|byte|23|reserved|no||reserved for future use (padding to align text field to addresses dividable by $10)|" calcext:value-type="string">
            <text:p>|42|2A|$1029|byte|23|reserved|no||reserved for future use (padding to align text field to addresses dividable by $10)|</text:p>
          </table:table-cell>
          <table:table-cell table:number-columns-repeated="1013"/>
        </table:table-row>
        <table:table-row table:style-name="ro1">
          <table:table-cell table:formula="of:=HEX2DEC([.B23])" office:value-type="float" office:value="65" calcext:value-type="float">
            <text:p>65</text:p>
          </table:table-cell>
          <table:table-cell table:style-name="ce20" table:formula="of:=DEC2HEX(HEX2DEC([.B22])+[.E22])" office:value-type="string" office:string-value="41" calcext:value-type="string">
            <text:p>41</text:p>
          </table:table-cell>
          <table:table-cell table:style-name="ce20" table:formula="of:=&quot;$&quot;&amp;DEC2HEX(HEX2DEC(MID([.C22];2;4))+[.E22])" office:value-type="string" office:string-value="$1040" calcext:value-type="string">
            <text:p>$1040</text:p>
          </table:table-cell>
          <table:table-cell table:style-name="ce23" office:value-type="string" calcext:value-type="string">
            <text:p>text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string" calcext:value-type="string">
            <text:p>title</text:p>
          </table:table-cell>
          <table:table-cell table:style-name="ce23" office:value-type="string" calcext:value-type="string">
            <text:p>yes</text:p>
          </table:table-cell>
          <table:table-cell table:style-name="ce24" table:number-columns-repeated="2"/>
          <table:table-cell table:style-name="ce26" table:formula="of:=&quot;&lt;tr&gt;&lt;td&gt;&quot;&amp;[.A23]&amp;&quot;&lt;/td&gt;&lt;td&gt;&quot;&amp;[.B23]&amp;&quot;&lt;/td&gt;&lt;td&gt;&quot;&amp;[.D23]&amp;&quot;&lt;/td&gt;&lt;td&gt;&quot;&amp;[.E23]&amp;&quot;&lt;/td&gt;&lt;td&gt;&quot;&amp;[.F23]&amp;&quot;&lt;/td&gt;&lt;td&gt;&quot;&amp;[.G23]&amp;&quot;&lt;/td&gt;&lt;td&gt;&quot;&amp;[.H23]&amp;&quot;&lt;/td&gt;&lt;td&gt;&quot;&amp;[.I23]&amp;&quot;&lt;/td&gt;&lt;/tr&gt;&quot;" office:value-type="string" office:string-value="&lt;tr&gt;&lt;td&gt;65&lt;/td&gt;&lt;td&gt;41&lt;/td&gt;&lt;td&gt;text&lt;/td&gt;&lt;td&gt;32&lt;/td&gt;&lt;td&gt;title&lt;/td&gt;&lt;td&gt;yes&lt;/td&gt;&lt;td&gt;&lt;/td&gt;&lt;td&gt;&lt;/td&gt;&lt;/tr&gt;" calcext:value-type="string">
            <text:p>&lt;tr&gt;&lt;td&gt;65&lt;/td&gt;&lt;td&gt;41&lt;/td&gt;&lt;td&gt;text&lt;/td&gt;&lt;td&gt;32&lt;/td&gt;&lt;td&gt;title&lt;/td&gt;&lt;td&gt;yes&lt;/td&gt;&lt;td&gt;&lt;/td&gt;&lt;td&gt;&lt;/td&gt;&lt;/tr&gt;</text:p>
          </table:table-cell>
          <table:table-cell table:style-name="ce26" table:formula="of:=&quot;|&quot;&amp;[.A23]&amp;&quot;|&quot;&amp;[.B23]&amp;&quot;|&quot;&amp;[.C23]&amp;&quot;|&quot;&amp;[.D23]&amp;&quot;|&quot;&amp;[.E23]&amp;&quot;|&quot;&amp;[.F23]&amp;&quot;|&quot;&amp;[.G23]&amp;&quot;|&quot;&amp;[.H23]&amp;&quot;|&quot;&amp;[.I23]&amp;&quot;|&quot;" office:value-type="string" office:string-value="|65|41|$1040|text|32|title|yes|||" calcext:value-type="string">
            <text:p>|65|41|$1040|text|32|title|yes|||</text:p>
          </table:table-cell>
          <table:table-cell table:number-columns-repeated="1013"/>
        </table:table-row>
        <table:table-row table:style-name="ro1">
          <table:table-cell table:formula="of:=HEX2DEC([.B24])" office:value-type="float" office:value="97" calcext:value-type="float">
            <text:p>97</text:p>
          </table:table-cell>
          <table:table-cell table:style-name="ce20" table:formula="of:=DEC2HEX(HEX2DEC([.B23])+[.E23])" office:value-type="string" office:string-value="61" calcext:value-type="string">
            <text:p>61</text:p>
          </table:table-cell>
          <table:table-cell table:style-name="ce20" table:formula="of:=&quot;$&quot;&amp;DEC2HEX(HEX2DEC(MID([.C23];2;4))+[.E23])" office:value-type="string" office:string-value="$1060" calcext:value-type="string">
            <text:p>$1060</text:p>
          </table:table-cell>
          <table:table-cell table:style-name="ce23" office:value-type="string" calcext:value-type="string">
            <text:p>text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string" calcext:value-type="string">
            <text:p>author</text:p>
          </table:table-cell>
          <table:table-cell table:style-name="ce23" office:value-type="string" calcext:value-type="string">
            <text:p>no</text:p>
          </table:table-cell>
          <table:table-cell table:style-name="ce24" table:number-columns-repeated="2"/>
          <table:table-cell table:style-name="ce26" table:formula="of:=&quot;&lt;tr&gt;&lt;td&gt;&quot;&amp;[.A24]&amp;&quot;&lt;/td&gt;&lt;td&gt;&quot;&amp;[.B24]&amp;&quot;&lt;/td&gt;&lt;td&gt;&quot;&amp;[.D24]&amp;&quot;&lt;/td&gt;&lt;td&gt;&quot;&amp;[.E24]&amp;&quot;&lt;/td&gt;&lt;td&gt;&quot;&amp;[.F24]&amp;&quot;&lt;/td&gt;&lt;td&gt;&quot;&amp;[.G24]&amp;&quot;&lt;/td&gt;&lt;td&gt;&quot;&amp;[.H24]&amp;&quot;&lt;/td&gt;&lt;td&gt;&quot;&amp;[.I24]&amp;&quot;&lt;/td&gt;&lt;/tr&gt;&quot;" office:value-type="string" office:string-value="&lt;tr&gt;&lt;td&gt;97&lt;/td&gt;&lt;td&gt;61&lt;/td&gt;&lt;td&gt;text&lt;/td&gt;&lt;td&gt;32&lt;/td&gt;&lt;td&gt;author&lt;/td&gt;&lt;td&gt;no&lt;/td&gt;&lt;td&gt;&lt;/td&gt;&lt;td&gt;&lt;/td&gt;&lt;/tr&gt;" calcext:value-type="string">
            <text:p>&lt;tr&gt;&lt;td&gt;97&lt;/td&gt;&lt;td&gt;61&lt;/td&gt;&lt;td&gt;text&lt;/td&gt;&lt;td&gt;32&lt;/td&gt;&lt;td&gt;author&lt;/td&gt;&lt;td&gt;no&lt;/td&gt;&lt;td&gt;&lt;/td&gt;&lt;td&gt;&lt;/td&gt;&lt;/tr&gt;</text:p>
          </table:table-cell>
          <table:table-cell table:style-name="ce26" table:formula="of:=&quot;|&quot;&amp;[.A24]&amp;&quot;|&quot;&amp;[.B24]&amp;&quot;|&quot;&amp;[.C24]&amp;&quot;|&quot;&amp;[.D24]&amp;&quot;|&quot;&amp;[.E24]&amp;&quot;|&quot;&amp;[.F24]&amp;&quot;|&quot;&amp;[.G24]&amp;&quot;|&quot;&amp;[.H24]&amp;&quot;|&quot;&amp;[.I24]&amp;&quot;|&quot;" office:value-type="string" office:string-value="|97|61|$1060|text|32|author|no|||" calcext:value-type="string">
            <text:p>|97|61|$1060|text|32|author|no|||</text:p>
          </table:table-cell>
          <table:table-cell table:number-columns-repeated="1013"/>
        </table:table-row>
        <table:table-row table:style-name="ro1">
          <table:table-cell table:formula="of:=HEX2DEC([.B25])" office:value-type="float" office:value="129" calcext:value-type="float">
            <text:p>129</text:p>
          </table:table-cell>
          <table:table-cell table:style-name="ce20" table:formula="of:=DEC2HEX(HEX2DEC([.B24])+[.E24])" office:value-type="string" office:string-value="81" calcext:value-type="string">
            <text:p>81</text:p>
          </table:table-cell>
          <table:table-cell table:style-name="ce20" table:formula="of:=&quot;$&quot;&amp;DEC2HEX(HEX2DEC(MID([.C24];2;4))+[.E24])" office:value-type="string" office:string-value="$1080" calcext:value-type="string">
            <text:p>$1080</text:p>
          </table:table-cell>
          <table:table-cell table:style-name="ce23" office:value-type="string" calcext:value-type="string">
            <text:p>text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string" calcext:value-type="string">
            <text:p>released</text:p>
          </table:table-cell>
          <table:table-cell table:style-name="ce23" office:value-type="string" calcext:value-type="string">
            <text:p>no</text:p>
          </table:table-cell>
          <table:table-cell table:style-name="ce24" table:number-columns-repeated="2"/>
          <table:table-cell table:style-name="ce26" table:formula="of:=&quot;&lt;tr&gt;&lt;td&gt;&quot;&amp;[.A25]&amp;&quot;&lt;/td&gt;&lt;td&gt;&quot;&amp;[.B25]&amp;&quot;&lt;/td&gt;&lt;td&gt;&quot;&amp;[.D25]&amp;&quot;&lt;/td&gt;&lt;td&gt;&quot;&amp;[.E25]&amp;&quot;&lt;/td&gt;&lt;td&gt;&quot;&amp;[.F25]&amp;&quot;&lt;/td&gt;&lt;td&gt;&quot;&amp;[.G25]&amp;&quot;&lt;/td&gt;&lt;td&gt;&quot;&amp;[.H25]&amp;&quot;&lt;/td&gt;&lt;td&gt;&quot;&amp;[.I25]&amp;&quot;&lt;/td&gt;&lt;/tr&gt;&quot;" office:value-type="string" office:string-value="&lt;tr&gt;&lt;td&gt;129&lt;/td&gt;&lt;td&gt;81&lt;/td&gt;&lt;td&gt;text&lt;/td&gt;&lt;td&gt;32&lt;/td&gt;&lt;td&gt;released&lt;/td&gt;&lt;td&gt;no&lt;/td&gt;&lt;td&gt;&lt;/td&gt;&lt;td&gt;&lt;/td&gt;&lt;/tr&gt;" calcext:value-type="string">
            <text:p>&lt;tr&gt;&lt;td&gt;129&lt;/td&gt;&lt;td&gt;81&lt;/td&gt;&lt;td&gt;text&lt;/td&gt;&lt;td&gt;32&lt;/td&gt;&lt;td&gt;released&lt;/td&gt;&lt;td&gt;no&lt;/td&gt;&lt;td&gt;&lt;/td&gt;&lt;td&gt;&lt;/td&gt;&lt;/tr&gt;</text:p>
          </table:table-cell>
          <table:table-cell table:style-name="ce26" table:formula="of:=&quot;|&quot;&amp;[.A25]&amp;&quot;|&quot;&amp;[.B25]&amp;&quot;|&quot;&amp;[.C25]&amp;&quot;|&quot;&amp;[.D25]&amp;&quot;|&quot;&amp;[.E25]&amp;&quot;|&quot;&amp;[.F25]&amp;&quot;|&quot;&amp;[.G25]&amp;&quot;|&quot;&amp;[.H25]&amp;&quot;|&quot;&amp;[.I25]&amp;&quot;|&quot;" office:value-type="string" office:string-value="|129|81|$1080|text|32|released|no|||" calcext:value-type="string">
            <text:p>|129|81|$1080|text|32|released|no|||</text:p>
          </table:table-cell>
          <table:table-cell table:number-columns-repeated="1013"/>
        </table:table-row>
        <table:table-row table:style-name="ro1">
          <table:table-cell table:formula="of:=HEX2DEC([.B26])" office:value-type="float" office:value="161" calcext:value-type="float">
            <text:p>161</text:p>
          </table:table-cell>
          <table:table-cell table:style-name="ce20" table:formula="of:=DEC2HEX(HEX2DEC([.B25])+[.E25])" office:value-type="string" office:string-value="A1" calcext:value-type="string">
            <text:p>A1</text:p>
          </table:table-cell>
          <table:table-cell table:style-name="ce20" table:formula="of:=&quot;$&quot;&amp;DEC2HEX(HEX2DEC(MID([.C25];2;4))+[.E25])" office:value-type="string" office:string-value="$10A0" calcext:value-type="string">
            <text:p>$10A0</text:p>
          </table:table-cell>
          <table:table-cell table:style-name="ce23" office:value-type="string" calcext:value-type="string">
            <text:p>text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string" calcext:value-type="string">
            <text:p>tracker</text:p>
          </table:table-cell>
          <table:table-cell table:style-name="ce23" office:value-type="string" calcext:value-type="string">
            <text:p>no</text:p>
          </table:table-cell>
          <table:table-cell table:style-name="ce24"/>
          <table:table-cell table:style-name="ce24" office:value-type="string" calcext:value-type="string">
            <text:p>name of the tracker/composer used to create song</text:p>
          </table:table-cell>
          <table:table-cell table:style-name="ce26" table:formula="of:=&quot;&lt;tr&gt;&lt;td&gt;&quot;&amp;[.A26]&amp;&quot;&lt;/td&gt;&lt;td&gt;&quot;&amp;[.B26]&amp;&quot;&lt;/td&gt;&lt;td&gt;&quot;&amp;[.D26]&amp;&quot;&lt;/td&gt;&lt;td&gt;&quot;&amp;[.E26]&amp;&quot;&lt;/td&gt;&lt;td&gt;&quot;&amp;[.F26]&amp;&quot;&lt;/td&gt;&lt;td&gt;&quot;&amp;[.G26]&amp;&quot;&lt;/td&gt;&lt;td&gt;&quot;&amp;[.H26]&amp;&quot;&lt;/td&gt;&lt;td&gt;&quot;&amp;[.I26]&amp;&quot;&lt;/td&gt;&lt;/tr&gt;&quot;" office:value-type="string" office:string-value="&lt;tr&gt;&lt;td&gt;161&lt;/td&gt;&lt;td&gt;A1&lt;/td&gt;&lt;td&gt;text&lt;/td&gt;&lt;td&gt;32&lt;/td&gt;&lt;td&gt;tracker&lt;/td&gt;&lt;td&gt;no&lt;/td&gt;&lt;td&gt;&lt;/td&gt;&lt;td&gt;name of the tracker/composer used to create song&lt;/td&gt;&lt;/tr&gt;" calcext:value-type="string">
            <text:p>&lt;tr&gt;&lt;td&gt;161&lt;/td&gt;&lt;td&gt;A1&lt;/td&gt;&lt;td&gt;text&lt;/td&gt;&lt;td&gt;32&lt;/td&gt;&lt;td&gt;tracker&lt;/td&gt;&lt;td&gt;no&lt;/td&gt;&lt;td&gt;&lt;/td&gt;&lt;td&gt;name of the tracker/composer used to create song&lt;/td&gt;&lt;/tr&gt;</text:p>
          </table:table-cell>
          <table:table-cell table:style-name="ce26" table:formula="of:=&quot;|&quot;&amp;[.A26]&amp;&quot;|&quot;&amp;[.B26]&amp;&quot;|&quot;&amp;[.C26]&amp;&quot;|&quot;&amp;[.D26]&amp;&quot;|&quot;&amp;[.E26]&amp;&quot;|&quot;&amp;[.F26]&amp;&quot;|&quot;&amp;[.G26]&amp;&quot;|&quot;&amp;[.H26]&amp;&quot;|&quot;&amp;[.I26]&amp;&quot;|&quot;" office:value-type="string" office:string-value="|161|A1|$10A0|text|32|tracker|no||name of the tracker/composer used to create song|" calcext:value-type="string">
            <text:p>|161|A1|$10A0|text|32|tracker|no||name of the tracker/composer used to create song|</text:p>
          </table:table-cell>
          <table:table-cell table:number-columns-repeated="1013"/>
        </table:table-row>
        <table:table-row table:style-name="ro1">
          <table:table-cell table:formula="of:=HEX2DEC([.B27])" office:value-type="float" office:value="193" calcext:value-type="float">
            <text:p>193</text:p>
          </table:table-cell>
          <table:table-cell table:style-name="ce20" table:formula="of:=DEC2HEX(HEX2DEC([.B26])+[.E26])" office:value-type="string" office:string-value="C1" calcext:value-type="string">
            <text:p>C1</text:p>
          </table:table-cell>
          <table:table-cell table:style-name="ce20" table:formula="of:=&quot;$&quot;&amp;DEC2HEX(HEX2DEC(MID([.C26];2;4))+[.E26])" office:value-type="string" office:string-value="$10C0" calcext:value-type="string">
            <text:p>$10C0</text:p>
          </table:table-cell>
          <table:table-cell table:style-name="ce23" office:value-type="string" calcext:value-type="string">
            <text:p>byte</text:p>
          </table:table-cell>
          <table:table-cell table:style-name="ce23" table:formula="of:=257-HEX2DEC([.B27])" office:value-type="float" office:value="64" calcext:value-type="float">
            <text:p>64</text:p>
          </table:table-cell>
          <table:table-cell table:style-name="ce23"/>
          <table:table-cell table:style-name="ce23" office:value-type="string" calcext:value-type="string">
            <text:p>yes</text:p>
          </table:table-cell>
          <table:table-cell table:style-name="ce24"/>
          <table:table-cell table:style-name="ce24" office:value-type="string" calcext:value-type="string">
            <text:p>reserved for future use</text:p>
          </table:table-cell>
          <table:table-cell table:style-name="ce26" table:formula="of:=&quot;&lt;tr&gt;&lt;td&gt;&quot;&amp;[.A27]&amp;&quot;&lt;/td&gt;&lt;td&gt;&quot;&amp;[.B27]&amp;&quot;&lt;/td&gt;&lt;td&gt;&quot;&amp;[.D27]&amp;&quot;&lt;/td&gt;&lt;td&gt;&quot;&amp;[.E27]&amp;&quot;&lt;/td&gt;&lt;td&gt;&quot;&amp;[.F27]&amp;&quot;&lt;/td&gt;&lt;td&gt;&quot;&amp;[.G27]&amp;&quot;&lt;/td&gt;&lt;td&gt;&quot;&amp;[.H27]&amp;&quot;&lt;/td&gt;&lt;td&gt;&quot;&amp;[.I27]&amp;&quot;&lt;/td&gt;&lt;/tr&gt;&quot;" office:value-type="string" office:string-value="&lt;tr&gt;&lt;td&gt;193&lt;/td&gt;&lt;td&gt;C1&lt;/td&gt;&lt;td&gt;byte&lt;/td&gt;&lt;td&gt;64&lt;/td&gt;&lt;td&gt;&lt;/td&gt;&lt;td&gt;yes&lt;/td&gt;&lt;td&gt;&lt;/td&gt;&lt;td&gt;reserved for future use&lt;/td&gt;&lt;/tr&gt;" calcext:value-type="string">
            <text:p>&lt;tr&gt;&lt;td&gt;193&lt;/td&gt;&lt;td&gt;C1&lt;/td&gt;&lt;td&gt;byte&lt;/td&gt;&lt;td&gt;64&lt;/td&gt;&lt;td&gt;&lt;/td&gt;&lt;td&gt;yes&lt;/td&gt;&lt;td&gt;&lt;/td&gt;&lt;td&gt;reserved for future use&lt;/td&gt;&lt;/tr&gt;</text:p>
          </table:table-cell>
          <table:table-cell table:style-name="ce26" table:formula="of:=&quot;|&quot;&amp;[.A27]&amp;&quot;|&quot;&amp;[.B27]&amp;&quot;|&quot;&amp;[.C27]&amp;&quot;|&quot;&amp;[.D27]&amp;&quot;|&quot;&amp;[.E27]&amp;&quot;|&quot;&amp;[.F27]&amp;&quot;|&quot;&amp;[.G27]&amp;&quot;|&quot;&amp;[.H27]&amp;&quot;|&quot;&amp;[.I27]&amp;&quot;|&quot;" office:value-type="string" office:string-value="|193|C1|$10C0|byte|64||yes||reserved for future use|" calcext:value-type="string">
            <text:p>|193|C1|$10C0|byte|64||yes||reserved for future use|</text:p>
          </table:table-cell>
          <table:table-cell table:number-columns-repeated="1013"/>
        </table:table-row>
        <table:table-row table:style-name="ro2">
          <table:table-cell table:formula="of:=HEX2DEC([.B28])" office:value-type="float" office:value="257" calcext:value-type="float">
            <text:p>257</text:p>
          </table:table-cell>
          <table:table-cell table:style-name="ce20" table:formula="of:=DEC2HEX(HEX2DEC([.B27])+[.E27])" office:value-type="string" office:string-value="101" calcext:value-type="string">
            <text:p>101</text:p>
          </table:table-cell>
          <table:table-cell table:style-name="ce20" table:formula="of:=&quot;$&quot;&amp;DEC2HEX(HEX2DEC(MID([.C27];2;4))+[.E27])" office:value-type="string" office:string-value="$1100" calcext:value-type="string">
            <text:p>$1100</text:p>
          </table:table-cell>
          <table:table-cell table:style-name="ce23" table:number-columns-repeated="2"/>
          <table:table-cell table:style-name="ce23" office:value-type="string" calcext:value-type="string">
            <text:p>player</text:p>
          </table:table-cell>
          <table:table-cell table:style-name="ce23" office:value-type="string" calcext:value-type="string">
            <text:p>yes</text:p>
          </table:table-cell>
          <table:table-cell table:style-name="ce24"/>
          <table:table-cell table:style-name="ce24" office:value-type="string" calcext:value-type="string">
            <text:p>A built-in player (and optional relocator) routine that allows playing the music on a 264 series machine after a BASIC DLOAD</text:p>
          </table:table-cell>
          <table:table-cell table:style-name="ce26" table:formula="of:=&quot;&lt;tr&gt;&lt;td&gt;&quot;&amp;[.A28]&amp;&quot;&lt;/td&gt;&lt;td&gt;&quot;&amp;[.B28]&amp;&quot;&lt;/td&gt;&lt;td&gt;&quot;&amp;[.D28]&amp;&quot;&lt;/td&gt;&lt;td&gt;&quot;&amp;[.E28]&amp;&quot;&lt;/td&gt;&lt;td&gt;&quot;&amp;[.F28]&amp;&quot;&lt;/td&gt;&lt;td&gt;&quot;&amp;[.G28]&amp;&quot;&lt;/td&gt;&lt;td&gt;&quot;&amp;[.H28]&amp;&quot;&lt;/td&gt;&lt;td&gt;&quot;&amp;[.I28]&amp;&quot;&lt;/td&gt;&lt;/tr&gt;&quot;" office:value-type="string" office:string-value="&lt;tr&gt;&lt;td&gt;257&lt;/td&gt;&lt;td&gt;101&lt;/td&gt;&lt;td&gt;&lt;/td&gt;&lt;td&gt;&lt;/td&gt;&lt;td&gt;player&lt;/td&gt;&lt;td&gt;yes&lt;/td&gt;&lt;td&gt;&lt;/td&gt;&lt;td&gt;A built-in player (and optional relocator) routine that allows playing the music on a 264 series machine after a BASIC DLOAD&lt;/td&gt;&lt;/tr&gt;" calcext:value-type="string">
            <text:p>&lt;tr&gt;&lt;td&gt;257&lt;/td&gt;&lt;td&gt;101&lt;/td&gt;&lt;td&gt;&lt;/td&gt;&lt;td&gt;&lt;/td&gt;&lt;td&gt;player&lt;/td&gt;&lt;td&gt;yes&lt;/td&gt;&lt;td&gt;&lt;/td&gt;&lt;td&gt;A built-in player (and optional relocator) routine that allows playing the music on a 264 series machine after a BASIC DLOAD&lt;/td&gt;&lt;/tr&gt;</text:p>
          </table:table-cell>
          <table:table-cell table:style-name="ce26" table:formula="of:=&quot;|&quot;&amp;[.A28]&amp;&quot;|&quot;&amp;[.B28]&amp;&quot;|&quot;&amp;[.C28]&amp;&quot;|&quot;&amp;[.D28]&amp;&quot;|&quot;&amp;[.E28]&amp;&quot;|&quot;&amp;[.F28]&amp;&quot;|&quot;&amp;[.G28]&amp;&quot;|&quot;&amp;[.H28]&amp;&quot;|&quot;&amp;[.I28]&amp;&quot;|&quot;" office:value-type="string" office:string-value="|257|101|$1100|||player|yes||A built-in player (and optional relocator) routine that allows playing the music on a 264 series machine after a BASIC DLOAD|" calcext:value-type="string">
            <text:p>|257|101|$1100|||player|yes||A built-in player (and optional relocator) routine that allows playing the music on a 264 series machine after a BASIC DLOAD|</text:p>
          </table:table-cell>
          <table:table-cell table:number-columns-repeated="1013"/>
        </table:table-row>
        <table:table-row table:style-name="ro7">
          <table:table-cell/>
          <table:table-cell table:style-name="ce20" office:value-type="string" calcext:value-type="string">
            <text:p>durationoffset</text:p>
          </table:table-cell>
          <table:table-cell table:style-name="ce20"/>
          <table:table-cell table:style-name="ce23" office:value-type="string" calcext:value-type="string">
            <text:p>word</text:p>
          </table:table-cell>
          <table:table-cell table:style-name="ce23" office:value-type="string" calcext:value-type="string">
            <text:p>2*numberofsongs</text:p>
          </table:table-cell>
          <table:table-cell table:style-name="ce23" office:value-type="string" calcext:value-type="string">
            <text:p>durationblock</text:p>
          </table:table-cell>
          <table:table-cell table:style-name="ce23" office:value-type="string" calcext:value-type="string">
            <text:p>no</text:p>
          </table:table-cell>
          <table:table-cell table:style-name="ce24"/>
          <table:table-cell table:style-name="ce24" office:value-type="string" calcext:value-type="string">
            <text:p>An optional array of words for every song in the file. The durations are stored in seconds and rounded up (for example 1 minute 3.2 seconds should be stored as 64)</text:p>
          </table:table-cell>
          <table:table-cell table:style-name="ce26" table:formula="of:=&quot;&lt;tr&gt;&lt;td&gt;&quot;&amp;[.A29]&amp;&quot;&lt;/td&gt;&lt;td&gt;&quot;&amp;[.B29]&amp;&quot;&lt;/td&gt;&lt;td&gt;&quot;&amp;[.D29]&amp;&quot;&lt;/td&gt;&lt;td&gt;&quot;&amp;[.E29]&amp;&quot;&lt;/td&gt;&lt;td&gt;&quot;&amp;[.F29]&amp;&quot;&lt;/td&gt;&lt;td&gt;&quot;&amp;[.G29]&amp;&quot;&lt;/td&gt;&lt;td&gt;&quot;&amp;[.H29]&amp;&quot;&lt;/td&gt;&lt;td&gt;&quot;&amp;[.I29]&amp;&quot;&lt;/td&gt;&lt;/tr&gt;&quot;" office:value-type="string" office:string-value="&lt;tr&gt;&lt;td&gt;&lt;/td&gt;&lt;td&gt;durationoffset&lt;/td&gt;&lt;td&gt;word&lt;/td&gt;&lt;td&gt;2*numberofsongs&lt;/td&gt;&lt;td&gt;durationblock&lt;/td&gt;&lt;td&gt;no&lt;/td&gt;&lt;td&gt;&lt;/td&gt;&lt;td&gt;An optional array of words for every song in the file. The durations are stored in seconds and rounded up (for example 1 minute 3.2 seconds should be stored as 64)&lt;/td&gt;&lt;/tr&gt;" calcext:value-type="string">
            <text:p>&lt;tr&gt;&lt;td&gt;&lt;/td&gt;&lt;td&gt;durationoffset&lt;/td&gt;&lt;td&gt;word&lt;/td&gt;&lt;td&gt;2*numberofsongs&lt;/td&gt;&lt;td&gt;durationblock&lt;/td&gt;&lt;td&gt;no&lt;/td&gt;&lt;td&gt;&lt;/td&gt;&lt;td&gt;An optional array of words for every song in the file. The durations are stored in seconds and rounded up (for example 1 minute 3.2 seconds should be stored as 64)&lt;/td&gt;&lt;/tr&gt;</text:p>
          </table:table-cell>
          <table:table-cell table:style-name="ce26" table:formula="of:=&quot;|&quot;&amp;[.A29]&amp;&quot;|&quot;&amp;[.B29]&amp;&quot;|&quot;&amp;[.C29]&amp;&quot;|&quot;&amp;[.D29]&amp;&quot;|&quot;&amp;[.E29]&amp;&quot;|&quot;&amp;[.F29]&amp;&quot;|&quot;&amp;[.G29]&amp;&quot;|&quot;&amp;[.H29]&amp;&quot;|&quot;&amp;[.I29]&amp;&quot;|&quot;" office:value-type="string" office:string-value="||durationoffset||word|2*numberofsongs|durationblock|no||An optional array of words for every song in the file. The durations are stored in seconds and rounded up (for example 1 minute 3.2 seconds should be stored as 64)|" calcext:value-type="string">
            <text:p>||durationoffset||word|2*numberofsongs|durationblock|no||An optional array of words for every song in the file. The durations are stored in seconds and rounded up (for example 1 minute 3.2 seconds should be stored as 64)|</text:p>
          </table:table-cell>
          <table:table-cell table:number-columns-repeated="1013"/>
        </table:table-row>
        <table:table-row table:style-name="ro1">
          <table:table-cell/>
          <table:table-cell table:style-name="ce20" office:value-type="string" calcext:value-type="string">
            <text:p>dataoffset</text:p>
          </table:table-cell>
          <table:table-cell table:style-name="ce20"/>
          <table:table-cell table:style-name="ce23" table:number-columns-repeated="2"/>
          <table:table-cell table:style-name="ce23" office:value-type="string" calcext:value-type="string">
            <text:p>data</text:p>
          </table:table-cell>
          <table:table-cell table:style-name="ce23" office:value-type="string" calcext:value-type="string">
            <text:p>yes</text:p>
          </table:table-cell>
          <table:table-cell table:style-name="ce24"/>
          <table:table-cell table:style-name="ce24" office:value-type="string" calcext:value-type="string">
            <text:p>The music data</text:p>
          </table:table-cell>
          <table:table-cell table:style-name="ce26" table:formula="of:=&quot;&lt;tr&gt;&lt;td&gt;&quot;&amp;[.A30]&amp;&quot;&lt;/td&gt;&lt;td&gt;&quot;&amp;[.B30]&amp;&quot;&lt;/td&gt;&lt;td&gt;&quot;&amp;[.D30]&amp;&quot;&lt;/td&gt;&lt;td&gt;&quot;&amp;[.E30]&amp;&quot;&lt;/td&gt;&lt;td&gt;&quot;&amp;[.F30]&amp;&quot;&lt;/td&gt;&lt;td&gt;&quot;&amp;[.G30]&amp;&quot;&lt;/td&gt;&lt;td&gt;&quot;&amp;[.H30]&amp;&quot;&lt;/td&gt;&lt;td&gt;&quot;&amp;[.I30]&amp;&quot;&lt;/td&gt;&lt;/tr&gt;&quot;" office:value-type="string" office:string-value="&lt;tr&gt;&lt;td&gt;&lt;/td&gt;&lt;td&gt;dataoffset&lt;/td&gt;&lt;td&gt;&lt;/td&gt;&lt;td&gt;&lt;/td&gt;&lt;td&gt;data&lt;/td&gt;&lt;td&gt;yes&lt;/td&gt;&lt;td&gt;&lt;/td&gt;&lt;td&gt;The music data&lt;/td&gt;&lt;/tr&gt;" calcext:value-type="string">
            <text:p>&lt;tr&gt;&lt;td&gt;&lt;/td&gt;&lt;td&gt;dataoffset&lt;/td&gt;&lt;td&gt;&lt;/td&gt;&lt;td&gt;&lt;/td&gt;&lt;td&gt;data&lt;/td&gt;&lt;td&gt;yes&lt;/td&gt;&lt;td&gt;&lt;/td&gt;&lt;td&gt;The music data&lt;/td&gt;&lt;/tr&gt;</text:p>
          </table:table-cell>
          <table:table-cell table:style-name="ce26" table:formula="of:=&quot;|&quot;&amp;[.A30]&amp;&quot;|&quot;&amp;[.B30]&amp;&quot;|&quot;&amp;[.C30]&amp;&quot;|&quot;&amp;[.D30]&amp;&quot;|&quot;&amp;[.E30]&amp;&quot;|&quot;&amp;[.F30]&amp;&quot;|&quot;&amp;[.G30]&amp;&quot;|&quot;&amp;[.H30]&amp;&quot;|&quot;&amp;[.I30]&amp;&quot;|&quot;" office:value-type="string" office:string-value="||dataoffset||||data|yes||The music data|" calcext:value-type="string">
            <text:p>||dataoffset||||data|yes||The music data|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6" office:value-type="string" calcext:value-type="string">
            <text:p>&lt;/table&gt;</text:p>
          </table:table-cell>
          <table:table-cell table:number-columns-repeated="101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9T21:44:55.415000000</meta:creation-date>
    <meta:generator>LibreOffice/7.3.5.2$Windows_X86_64 LibreOffice_project/184fe81b8c8c30d8b5082578aee2fed2ea847c01</meta:generator>
    <dc:date>2022-09-30T03:59:22.708000000</dc:date>
    <meta:editing-duration>P1DT14H40M6S</meta:editing-duration>
    <meta:editing-cycles>27</meta:editing-cycles>
    <meta:document-statistic meta:table-count="2" meta:cell-count="305" meta:object-count="0"/>
  </office:meta>
</office:document-meta>
</file>